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57cm"/>
    </style:style>
    <style:style style:name="co3" style:family="table-column">
      <style:table-column-properties fo:break-before="auto" style:column-width="2.03cm"/>
    </style:style>
    <style:style style:name="co4" style:family="table-column">
      <style:table-column-properties fo:break-before="auto" style:column-width="4.085cm"/>
    </style:style>
    <style:style style:name="co5" style:family="table-column">
      <style:table-column-properties fo:break-before="auto" style:column-width="5.175cm"/>
    </style:style>
    <style:style style:name="co6" style:family="table-column">
      <style:table-column-properties fo:break-before="auto" style:column-width="3.145cm"/>
    </style:style>
    <style:style style:name="co7" style:family="table-column">
      <style:table-column-properties fo:break-before="auto" style:column-width="2.501cm"/>
    </style:style>
    <style:style style:name="co8" style:family="table-column">
      <style:table-column-properties fo:break-before="auto" style:column-width="5.496cm"/>
    </style:style>
    <style:style style:name="co9" style:family="table-column">
      <style:table-column-properties fo:break-before="auto" style:column-width="1.065cm"/>
    </style:style>
    <style:style style:name="co10" style:family="table-column">
      <style:table-column-properties fo:break-before="auto" style:column-width="2.427cm"/>
    </style:style>
    <style:style style:name="co11" style:family="table-column">
      <style:table-column-properties fo:break-before="auto" style:column-width="1.931cm"/>
    </style:style>
    <style:style style:name="co12" style:family="table-column">
      <style:table-column-properties fo:break-before="auto" style:column-width="3.701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3.565cm"/>
    </style:style>
    <style:style style:name="co15" style:family="table-column">
      <style:table-column-properties fo:break-before="auto" style:column-width="2.494cm"/>
    </style:style>
    <style:style style:name="co16" style:family="table-column">
      <style:table-column-properties fo:break-before="auto" style:column-width="1.965cm"/>
    </style:style>
    <style:style style:name="co17" style:family="table-column">
      <style:table-column-properties fo:break-before="auto" style:column-width="3.58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wrap-option="no-wrap"/>
    </style:style>
    <style:style style:name="ce4" style:family="table-cell" style:parent-style-name="Default">
      <style:table-cell-properties fo:wrap-option="no-wrap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no-wrap"/>
      <style:text-properties style:font-name="Liberation Sans"/>
    </style:style>
    <style:style style:name="ce9" style:family="table-cell" style:parent-style-name="Default">
      <style:table-cell-properties fo:background-color="#cccccc" style:text-align-source="fix" style:repeat-content="false" fo:wrap-option="no-wrap" fo:border="0.026cm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no-wrap" fo:border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style:use-window-font-color="true" style:text-outline="false" style:text-line-through-styl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ackground-color="transparent" fo:wrap-option="no-wrap" fo:border="none" style:vertical-align="middle"/>
      <style:paragraph-properties fo:text-align="center" fo:margin-left="0cm"/>
      <style:text-properties style:use-window-font-color="true" style:text-outline="false" style:text-line-through-styl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fo:background-color="#cccccc" style:text-align-source="fix" style:repeat-content="false" fo:wrap-option="no-wrap" fo:border="0.026cm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style:text-align-source="fix" style:repeat-content="false" fo:wrap-option="no-wrap" fo:border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fo:wrap-option="no-wrap" fo:border="0.026cm solid #000000"/>
      <style:paragraph-properties fo:text-align="center" fo:margin-left="0cm"/>
      <style:text-properties fo:font-size="8pt" style:font-size-asian="8pt" style:font-size-complex="8pt"/>
    </style:style>
    <style:style style:name="ce19" style:family="table-cell" style:parent-style-name="Default">
      <style:table-cell-properties style:text-align-source="fix" style:repeat-content="false" fo:background-color="transparent" fo:wrap-option="no-wrap" fo:border="none"/>
      <style:paragraph-properties fo:text-align="center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style:text-align-source="fix" style:repeat-content="false" fo:wrap-option="no-wrap" fo:border="none"/>
      <style:paragraph-properties fo:text-align="center" fo:margin-left="0cm"/>
      <style:text-properties fo:font-size="8pt" style:font-size-asian="8pt" style:font-size-complex="8pt"/>
    </style:style>
    <style:style style:name="ce21" style:family="table-cell" style:parent-style-name="Default">
      <style:table-cell-properties fo:background-color="#cccccc" style:text-align-source="fix" style:repeat-content="false" fo:wrap-option="no-wrap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wrap-option="no-wrap" fo:border="non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</style:style>
    <style:style style:name="ce24" style:family="table-cell" style:parent-style-name="Default">
      <style:table-cell-properties style:text-align-source="fix" style:repeat-content="false" fo:wrap-option="no-wrap" fo:border="none"/>
      <style:paragraph-properties fo:text-align="start" fo:margin-left="0cm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order-bottom="none" style:text-align-source="fix" style:repeat-content="false" fo:wrap-option="no-wrap" fo:border-left="0.026cm solid #000000" fo:border-right="none" fo:border-top="0.026cm solid #000000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wrap-option="no-wrap" fo:border-left="none" fo:border-right="none" fo:border-top="0.026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8" style:family="table-cell" style:parent-style-name="Default">
      <style:table-cell-properties fo:border-bottom="none" style:text-align-source="fix" style:repeat-content="false" fo:wrap-option="no-wrap" fo:border-left="none" fo:border-right="none" fo:border-top="0.026cm solid #000000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style:text-align-source="fix" style:repeat-content="false" fo:wrap-option="no-wrap" fo:border-left="none" fo:border-right="0.026cm solid #000000" fo:border-top="0.026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fo:wrap-option="no-wrap" fo:border="0.002cm solid #000000"/>
      <style:paragraph-properties fo:text-align="center" fo:margin-left="0cm"/>
      <style:text-properties fo:font-size="8pt" style:font-size-asian="8pt" style:font-size-complex="8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/>
      <table:table table:name="Contatti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31"/>
        <table:table-column table:style-name="co1" table:number-columns-repeated="3" table:default-cell-style-name="Default"/>
        <table:table-column table:style-name="co1" table:default-cell-style-name="ce5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16367" table:default-cell-style-name="Default"/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6367"/>
        </table:table-row>
        <table:table-row table:style-name="ro1">
          <table:table-cell table:style-name="ce30" office:value-type="string" calcext:value-type="string">
            <text:p>ID</text:p>
          </table:table-cell>
          <table:table-cell table:style-name="ce3" office:value-type="string" calcext:value-type="string">
            <text:p>Cognome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Codice Fiscale</text:p>
          </table:table-cell>
          <table:table-cell table:style-name="ce3" office:value-type="string" calcext:value-type="string">
            <text:p>E-mail</text:p>
          </table:table-cell>
          <table:table-cell table:style-name="ce3" office:value-type="string" calcext:value-type="string">
            <text:p>Numero Cellulare</text:p>
          </table:table-cell>
          <table:table-cell table:style-name="ce3" office:value-type="string" calcext:value-type="string">
            <text:p>Numero Casa</text:p>
          </table:table-cell>
          <table:table-cell table:style-name="ce3" office:value-type="string" calcext:value-type="string">
            <text:p>Indirizzo</text:p>
          </table:table-cell>
          <table:table-cell table:style-name="ce3" office:value-type="string" calcext:value-type="string">
            <text:p>Note</text:p>
          </table:table-cell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636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ssi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RSSMRC80A01H501Z</text:p>
          </table:table-cell>
          <table:table-cell office:value-type="string" calcext:value-type="string">
            <text:p>marco.rossi@email.com</text:p>
          </table:table-cell>
          <table:table-cell office:value-type="float" office:value="3703415168" calcext:value-type="float">
            <text:p>3703415168</text:p>
          </table:table-cell>
          <table:table-cell office:value-type="float" office:value="612345678" calcext:value-type="float">
            <text:p>612345678</text:p>
          </table:table-cell>
          <table:table-cell office:value-type="string" calcext:value-type="string">
            <text:p>Via Roma, 1, Milano</text:p>
          </table:table-cell>
          <table:table-cell table:style-name="ce4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636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ianchi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BNCSFA95B60D612Y</text:p>
          </table:table-cell>
          <table:table-cell office:value-type="string" calcext:value-type="string">
            <text:p>sofia.bianchi@email.com</text:p>
          </table:table-cell>
          <table:table-cell office:value-type="float" office:value="3388765432" calcext:value-type="float">
            <text:p>3388765432</text:p>
          </table:table-cell>
          <table:table-cell office:value-type="float" office:value="623456789" calcext:value-type="float">
            <text:p>623456789</text:p>
          </table:table-cell>
          <table:table-cell office:value-type="string" calcext:value-type="string">
            <text:p>Corso Italia, 22, Torino</text:p>
          </table:table-cell>
          <table:table-cell table:style-name="ce4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636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errari</text:p>
          </table:table-cell>
          <table:table-cell office:value-type="string" calcext:value-type="string">
            <text:p>Luca</text:p>
          </table:table-cell>
          <table:table-cell office:value-type="string" calcext:value-type="string">
            <text:p>FRRLCA70C10F839X</text:p>
          </table:table-cell>
          <table:table-cell office:value-type="string" calcext:value-type="string">
            <text:p>luca.ferrari@email.com</text:p>
          </table:table-cell>
          <table:table-cell office:value-type="float" office:value="3312346789" calcext:value-type="float">
            <text:p>3312346789</text:p>
          </table:table-cell>
          <table:table-cell office:value-type="float" office:value="621234321" calcext:value-type="float">
            <text:p>621234321</text:p>
          </table:table-cell>
          <table:table-cell office:value-type="string" calcext:value-type="string">
            <text:p>Via Milano, 10, Napoli</text:p>
          </table:table-cell>
          <table:table-cell table:style-name="ce4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636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sposito</text:p>
          </table:table-cell>
          <table:table-cell office:value-type="string" calcext:value-type="string">
            <text:p>Giulia</text:p>
          </table:table-cell>
          <table:table-cell office:value-type="string" calcext:value-type="string">
            <text:p>SPSGLA88D50H703A</text:p>
          </table:table-cell>
          <table:table-cell office:value-type="string" calcext:value-type="string">
            <text:p>giulia.esposito@email.com</text:p>
          </table:table-cell>
          <table:table-cell office:value-type="float" office:value="3367654321" calcext:value-type="float">
            <text:p>3367654321</text:p>
          </table:table-cell>
          <table:table-cell office:value-type="float" office:value="612341234" calcext:value-type="float">
            <text:p>612341234</text:p>
          </table:table-cell>
          <table:table-cell office:value-type="string" calcext:value-type="string">
            <text:p>Piazza San Marco, 5, Venezia</text:p>
          </table:table-cell>
          <table:table-cell table:style-name="ce4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636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omano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RMNALX85E22A662V</text:p>
          </table:table-cell>
          <table:table-cell office:value-type="string" calcext:value-type="string">
            <text:p>alessandro.romano@email.com</text:p>
          </table:table-cell>
          <table:table-cell office:value-type="float" office:value="3392345671" calcext:value-type="float">
            <text:p>3392345671</text:p>
          </table:table-cell>
          <table:table-cell office:value-type="float" office:value="612345670" calcext:value-type="float">
            <text:p>612345670</text:p>
          </table:table-cell>
          <table:table-cell office:value-type="string" calcext:value-type="string">
            <text:p>Via Garibaldi, 14, Firenze</text:p>
          </table:table-cell>
          <table:table-cell table:style-name="ce4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636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lombo</text:p>
          </table:table-cell>
          <table:table-cell office:value-type="string" calcext:value-type="string">
            <text:p>Francesca</text:p>
          </table:table-cell>
          <table:table-cell office:value-type="string" calcext:value-type="string">
            <text:p>CLMFNC92F41B789Q</text:p>
          </table:table-cell>
          <table:table-cell office:value-type="string" calcext:value-type="string">
            <text:p>francesca.colombo@email.com</text:p>
          </table:table-cell>
          <table:table-cell office:value-type="float" office:value="3351239876" calcext:value-type="float">
            <text:p>3351239876</text:p>
          </table:table-cell>
          <table:table-cell office:value-type="float" office:value="623234555" calcext:value-type="float">
            <text:p>623234555</text:p>
          </table:table-cell>
          <table:table-cell office:value-type="string" calcext:value-type="string">
            <text:p>Viale Trastevere, 8, Roma</text:p>
          </table:table-cell>
          <table:table-cell table:style-name="ce4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636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icci</text:p>
          </table:table-cell>
          <table:table-cell office:value-type="string" calcext:value-type="string">
            <text:p>Matteo</text:p>
          </table:table-cell>
          <table:table-cell office:value-type="string" calcext:value-type="string">
            <text:p>RCCMTT78H15C815T</text:p>
          </table:table-cell>
          <table:table-cell office:value-type="string" calcext:value-type="string">
            <text:p>matteo.ricci@email.com</text:p>
          </table:table-cell>
          <table:table-cell office:value-type="float" office:value="3374567890" calcext:value-type="float">
            <text:p>3374567890</text:p>
          </table:table-cell>
          <table:table-cell office:value-type="float" office:value="623456709" calcext:value-type="float">
            <text:p>623456709</text:p>
          </table:table-cell>
          <table:table-cell office:value-type="string" calcext:value-type="string">
            <text:p>Via Mazzini, 7, Genova</text:p>
          </table:table-cell>
          <table:table-cell table:style-name="ce4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636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allo</text:p>
          </table:table-cell>
          <table:table-cell office:value-type="string" calcext:value-type="string">
            <text:p>Valentina</text:p>
          </table:table-cell>
          <table:table-cell office:value-type="string" calcext:value-type="string">
            <text:p>GLLVLN91L61L122J</text:p>
          </table:table-cell>
          <table:table-cell office:value-type="string" calcext:value-type="string">
            <text:p>valentina.gallo@email.com</text:p>
          </table:table-cell>
          <table:table-cell office:value-type="float" office:value="3386543210" calcext:value-type="float">
            <text:p>3386543210</text:p>
          </table:table-cell>
          <table:table-cell office:value-type="float" office:value="612312345" calcext:value-type="float">
            <text:p>612312345</text:p>
          </table:table-cell>
          <table:table-cell office:value-type="string" calcext:value-type="string">
            <text:p>Piazza Navona, 20, Roma</text:p>
          </table:table-cell>
          <table:table-cell table:style-name="ce4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636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nti</text:p>
          </table:table-cell>
          <table:table-cell office:value-type="string" calcext:value-type="string">
            <text:p>Federico</text:p>
          </table:table-cell>
          <table:table-cell office:value-type="string" calcext:value-type="string">
            <text:p>CNTFRC86P27M209R</text:p>
          </table:table-cell>
          <table:table-cell office:value-type="string" calcext:value-type="string">
            <text:p>federico.conti@email.com</text:p>
          </table:table-cell>
          <table:table-cell office:value-type="float" office:value="3323456789" calcext:value-type="float">
            <text:p>3323456789</text:p>
          </table:table-cell>
          <table:table-cell office:value-type="float" office:value="612233445" calcext:value-type="float">
            <text:p>612233445</text:p>
          </table:table-cell>
          <table:table-cell office:value-type="string" calcext:value-type="string">
            <text:p>Via dei Mille, 11, Bologna</text:p>
          </table:table-cell>
          <table:table-cell table:style-name="ce4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636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 Luca</text:p>
          </table:table-cell>
          <table:table-cell office:value-type="string" calcext:value-type="string">
            <text:p>Martina</text:p>
          </table:table-cell>
          <table:table-cell office:value-type="string" calcext:value-type="string">
            <text:p>DLCMTN93D56G273E</text:p>
          </table:table-cell>
          <table:table-cell office:value-type="string" calcext:value-type="string">
            <text:p>martina.deluca@email.com</text:p>
          </table:table-cell>
          <table:table-cell office:value-type="float" office:value="3312345678" calcext:value-type="float">
            <text:p>3312345678</text:p>
          </table:table-cell>
          <table:table-cell office:value-type="float" office:value="612341212" calcext:value-type="float">
            <text:p>612341212</text:p>
          </table:table-cell>
          <table:table-cell office:value-type="string" calcext:value-type="string">
            <text:p>Via Toledo, 3, Napoli</text:p>
          </table:table-cell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oretti</text:p>
          </table:table-cell>
          <table:table-cell office:value-type="string" calcext:value-type="string">
            <text:p>Simone</text:p>
          </table:table-cell>
          <table:table-cell office:value-type="string" calcext:value-type="string">
            <text:p>MRTSMN80A01D612Y</text:p>
          </table:table-cell>
          <table:table-cell office:value-type="string" calcext:value-type="string">
            <text:p>simone.moretti@email.com</text:p>
          </table:table-cell>
          <table:table-cell office:value-type="float" office:value="3391122334" calcext:value-type="float">
            <text:p>3391122334</text:p>
          </table:table-cell>
          <table:table-cell office:value-type="float" office:value="621231231" calcext:value-type="float">
            <text:p>621231231</text:p>
          </table:table-cell>
          <table:table-cell office:value-type="string" calcext:value-type="string">
            <text:p>Via Roma, 23, Milano</text:p>
          </table:table-cell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usso</text:p>
          </table:table-cell>
          <table:table-cell office:value-type="string" calcext:value-type="string">
            <text:p>Chiara</text:p>
          </table:table-cell>
          <table:table-cell office:value-type="string" calcext:value-type="string">
            <text:p>RSSCHR81B41E734Q</text:p>
          </table:table-cell>
          <table:table-cell office:value-type="string" calcext:value-type="string">
            <text:p>chiara.russo@email.com</text:p>
          </table:table-cell>
          <table:table-cell office:value-type="float" office:value="3377894561" calcext:value-type="float">
            <text:p>3377894561</text:p>
          </table:table-cell>
          <table:table-cell office:value-type="float" office:value="632198764" calcext:value-type="float">
            <text:p>632198764</text:p>
          </table:table-cell>
          <table:table-cell office:value-type="string" calcext:value-type="string">
            <text:p>Corso Umberto, 15, Bari</text:p>
          </table:table-cell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BRNADR89D51H502A</text:p>
          </table:table-cell>
          <table:table-cell office:value-type="string" calcext:value-type="string">
            <text:p>andrea.bruno@email.com</text:p>
          </table:table-cell>
          <table:table-cell office:value-type="float" office:value="3311982745" calcext:value-type="float">
            <text:p>3311982745</text:p>
          </table:table-cell>
          <table:table-cell office:value-type="float" office:value="621231231" calcext:value-type="float">
            <text:p>621231231</text:p>
          </table:table-cell>
          <table:table-cell office:value-type="string" calcext:value-type="string">
            <text:p>Via della Libertà, 4, Palermo</text:p>
          </table:table-cell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reco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GRCARA90C22A452V</text:p>
          </table:table-cell>
          <table:table-cell office:value-type="string" calcext:value-type="string">
            <text:p>sara.greco@email.com</text:p>
          </table:table-cell>
          <table:table-cell office:value-type="float" office:value="3367123902" calcext:value-type="float">
            <text:p>3367123902</text:p>
          </table:table-cell>
          <table:table-cell office:value-type="float" office:value="632131234" calcext:value-type="float">
            <text:p>632131234</text:p>
          </table:table-cell>
          <table:table-cell office:value-type="string" calcext:value-type="string">
            <text:p>Via Dante, 18, Verona</text:p>
          </table:table-cell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ino</text:p>
          </table:table-cell>
          <table:table-cell office:value-type="string" calcext:value-type="string">
            <text:p>Davide</text:p>
          </table:table-cell>
          <table:table-cell office:value-type="string" calcext:value-type="string">
            <text:p>MRNDVD85D16F839X</text:p>
          </table:table-cell>
          <table:table-cell office:value-type="string" calcext:value-type="string">
            <text:p>davide.marino@email.com</text:p>
          </table:table-cell>
          <table:table-cell office:value-type="float" office:value="3346754789" calcext:value-type="float">
            <text:p>3346754789</text:p>
          </table:table-cell>
          <table:table-cell office:value-type="float" office:value="612341222" calcext:value-type="float">
            <text:p>612341222</text:p>
          </table:table-cell>
          <table:table-cell office:value-type="string" calcext:value-type="string">
            <text:p>Via Ricasoli, 9, Firenze</text:p>
          </table:table-cell>
          <table:table-cell table:number-columns-repeated="1637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antoro</text:p>
          </table:table-cell>
          <table:table-cell office:value-type="string" calcext:value-type="string">
            <text:p>Elena</text:p>
          </table:table-cell>
          <table:table-cell office:value-type="string" calcext:value-type="string">
            <text:p>SNTRLN91E20B619R</text:p>
          </table:table-cell>
          <table:table-cell office:value-type="string" calcext:value-type="string">
            <text:p>elena.santoro@email.com</text:p>
          </table:table-cell>
          <table:table-cell office:value-type="float" office:value="3357654321" calcext:value-type="float">
            <text:p>3357654321</text:p>
          </table:table-cell>
          <table:table-cell office:value-type="float" office:value="612347890" calcext:value-type="float">
            <text:p>612347890</text:p>
          </table:table-cell>
          <table:table-cell office:value-type="string" calcext:value-type="string">
            <text:p>Via Manzoni, 12, Genova</text:p>
          </table:table-cell>
          <table:table-cell table:number-columns-repeated="1637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inaldi</text:p>
          </table:table-cell>
          <table:table-cell office:value-type="string" calcext:value-type="string">
            <text:p>Roberto</text:p>
          </table:table-cell>
          <table:table-cell office:value-type="string" calcext:value-type="string">
            <text:p>RNLRRT82F11C712T</text:p>
          </table:table-cell>
          <table:table-cell office:value-type="string" calcext:value-type="string">
            <text:p>roberto.rinaldi@email.com</text:p>
          </table:table-cell>
          <table:table-cell office:value-type="float" office:value="3323456711" calcext:value-type="float">
            <text:p>3323456711</text:p>
          </table:table-cell>
          <table:table-cell office:value-type="float" office:value="622312344" calcext:value-type="float">
            <text:p>622312344</text:p>
          </table:table-cell>
          <table:table-cell office:value-type="string" calcext:value-type="string">
            <text:p>Via Castello, 25, Torino</text:p>
          </table:table-cell>
          <table:table-cell table:number-columns-repeated="1637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iore</text:p>
          </table:table-cell>
          <table:table-cell office:value-type="string" calcext:value-type="string">
            <text:p>Margherita</text:p>
          </table:table-cell>
          <table:table-cell office:value-type="string" calcext:value-type="string">
            <text:p>FRMRGR88A31L319Y</text:p>
          </table:table-cell>
          <table:table-cell office:value-type="string" calcext:value-type="string">
            <text:p>margherita.fiore@email.com</text:p>
          </table:table-cell>
          <table:table-cell office:value-type="float" office:value="3388976432" calcext:value-type="float">
            <text:p>3388976432</text:p>
          </table:table-cell>
          <table:table-cell office:value-type="float" office:value="621231234" calcext:value-type="float">
            <text:p>621231234</text:p>
          </table:table-cell>
          <table:table-cell office:value-type="string" calcext:value-type="string">
            <text:p>Via Marina, 7, Salerno</text:p>
          </table:table-cell>
          <table:table-cell table:number-columns-repeated="1637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 Santis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DSNLGI86G15H703A</text:p>
          </table:table-cell>
          <table:table-cell office:value-type="string" calcext:value-type="string">
            <text:p>luigi.desantis@email.com</text:p>
          </table:table-cell>
          <table:table-cell office:value-type="float" office:value="3319876543" calcext:value-type="float">
            <text:p>3319876543</text:p>
          </table:table-cell>
          <table:table-cell office:value-type="float" office:value="622312341" calcext:value-type="float">
            <text:p>622312341</text:p>
          </table:table-cell>
          <table:table-cell office:value-type="string" calcext:value-type="string">
            <text:p>Via Caracciolo, 3, Napoli</text:p>
          </table:table-cell>
          <table:table-cell table:number-columns-repeated="16376"/>
        </table:table-row>
        <table:table-row table:style-name="ro1">
          <table:table-cell table:style-name="ce31" office:value-type="float" office:value="20" calcext:value-type="float">
            <text:p>20</text:p>
          </table:table-cell>
          <table:table-cell office:value-type="string" calcext:value-type="string">
            <text:p>Pellegrino</text:p>
          </table:table-cell>
          <table:table-cell office:value-type="string" calcext:value-type="string">
            <text:p>Irene</text:p>
          </table:table-cell>
          <table:table-cell office:value-type="string" calcext:value-type="string">
            <text:p>PLLIRN90C12M209V</text:p>
          </table:table-cell>
          <table:table-cell office:value-type="string" calcext:value-type="string">
            <text:p>irene.pellegrino@email.com</text:p>
          </table:table-cell>
          <table:table-cell office:value-type="float" office:value="3373214568" calcext:value-type="float">
            <text:p>3373214568</text:p>
          </table:table-cell>
          <table:table-cell office:value-type="float" office:value="612312344" calcext:value-type="float">
            <text:p>612312344</text:p>
          </table:table-cell>
          <table:table-cell office:value-type="string" calcext:value-type="string">
            <text:p>Viale della Repubblica, 10, Roma</text:p>
          </table:table-cell>
          <table:table-cell/>
          <table:table-cell table:style-name="ce31"/>
          <table:table-cell table:number-columns-repeated="2"/>
          <table:table-cell table:style-name="ce4"/>
          <table:table-cell table:style-name="ce31"/>
          <table:table-cell table:number-columns-repeated="2"/>
          <table:table-cell table:style-name="ce4"/>
          <table:table-cell table:style-name="ce31" table:number-columns-repeated="16367"/>
        </table:table-row>
        <table:table-row table:style-name="ro1">
          <table:table-cell table:style-name="ce31" office:value-type="float" office:value="21" calcext:value-type="float">
            <text:p>21</text:p>
          </table:table-cell>
          <table:table-cell office:value-type="string" calcext:value-type="string">
            <text:p>Romano</text:p>
          </table:table-cell>
          <table:table-cell office:value-type="string" calcext:value-type="string">
            <text:p>Fabio</text:p>
          </table:table-cell>
          <table:table-cell office:value-type="string" calcext:value-type="string">
            <text:p>RMNFBO91D22F205Q</text:p>
          </table:table-cell>
          <table:table-cell office:value-type="string" calcext:value-type="string">
            <text:p>fabio.romano@email.com</text:p>
          </table:table-cell>
          <table:table-cell office:value-type="float" office:value="3367321567" calcext:value-type="float">
            <text:p>3367321567</text:p>
          </table:table-cell>
          <table:table-cell office:value-type="float" office:value="621231222" calcext:value-type="float">
            <text:p>621231222</text:p>
          </table:table-cell>
          <table:table-cell office:value-type="string" calcext:value-type="string">
            <text:p>Via Giulia, 9, Lecce</text:p>
          </table:table-cell>
          <table:table-cell table:number-columns-repeated="16376"/>
        </table:table-row>
        <table:table-row table:style-name="ro1">
          <table:table-cell table:style-name="ce31" office:value-type="float" office:value="22" calcext:value-type="float">
            <text:p>22</text:p>
          </table:table-cell>
          <table:table-cell office:value-type="string" calcext:value-type="string">
            <text:p>Ferrara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FRRMMA85A01G273T</text:p>
          </table:table-cell>
          <table:table-cell office:value-type="string" calcext:value-type="string">
            <text:p>emma.ferrara@email.com</text:p>
          </table:table-cell>
          <table:table-cell office:value-type="float" office:value="3348793421" calcext:value-type="float">
            <text:p>3348793421</text:p>
          </table:table-cell>
          <table:table-cell office:value-type="float" office:value="612134567" calcext:value-type="float">
            <text:p>612134567</text:p>
          </table:table-cell>
          <table:table-cell office:value-type="string" calcext:value-type="string">
            <text:p>Piazza Libertà, 4, Napoli</text:p>
          </table:table-cell>
          <table:table-cell table:number-columns-repeated="16376"/>
        </table:table-row>
        <table:table-row table:style-name="ro1">
          <table:table-cell table:style-name="ce31" office:value-type="float" office:value="23" calcext:value-type="float">
            <text:p>23</text:p>
          </table:table-cell>
          <table:table-cell office:value-type="string" calcext:value-type="string">
            <text:p>Monti</text:p>
          </table:table-cell>
          <table:table-cell office:value-type="string" calcext:value-type="string">
            <text:p>Giovanni</text:p>
          </table:table-cell>
          <table:table-cell office:value-type="string" calcext:value-type="string">
            <text:p>MNTGVN78D11B728R</text:p>
          </table:table-cell>
          <table:table-cell office:value-type="string" calcext:value-type="string">
            <text:p>giovanni.monti@email.com</text:p>
          </table:table-cell>
          <table:table-cell office:value-type="float" office:value="3392143658" calcext:value-type="float">
            <text:p>3392143658</text:p>
          </table:table-cell>
          <table:table-cell office:value-type="float" office:value="632312354" calcext:value-type="float">
            <text:p>632312354</text:p>
          </table:table-cell>
          <table:table-cell office:value-type="string" calcext:value-type="string">
            <text:p>Via Dante, 17, Genova</text:p>
          </table:table-cell>
          <table:table-cell table:number-columns-repeated="16376"/>
        </table:table-row>
        <table:table-row table:style-name="ro1">
          <table:table-cell table:style-name="ce31" office:value-type="float" office:value="24" calcext:value-type="float">
            <text:p>24</text:p>
          </table:table-cell>
          <table:table-cell office:value-type="string" calcext:value-type="string">
            <text:p>Leone</text:p>
          </table:table-cell>
          <table:table-cell office:value-type="string" calcext:value-type="string">
            <text:p>Serena</text:p>
          </table:table-cell>
          <table:table-cell office:value-type="string" calcext:value-type="string">
            <text:p>LNESRN82E20L219X</text:p>
          </table:table-cell>
          <table:table-cell office:value-type="string" calcext:value-type="string">
            <text:p>serena.leone@email.com</text:p>
          </table:table-cell>
          <table:table-cell office:value-type="float" office:value="3359871234" calcext:value-type="float">
            <text:p>3359871234</text:p>
          </table:table-cell>
          <table:table-cell office:value-type="float" office:value="622312310" calcext:value-type="float">
            <text:p>622312310</text:p>
          </table:table-cell>
          <table:table-cell office:value-type="string" calcext:value-type="string">
            <text:p>Via Garibaldi, 14, Torino</text:p>
          </table:table-cell>
          <table:table-cell table:number-columns-repeated="16376"/>
        </table:table-row>
        <table:table-row table:style-name="ro1">
          <table:table-cell table:style-name="ce31" office:value-type="float" office:value="25" calcext:value-type="float">
            <text:p>25</text:p>
          </table:table-cell>
          <table:table-cell office:value-type="string" calcext:value-type="string">
            <text:p>Longo</text:p>
          </table:table-cell>
          <table:table-cell office:value-type="string" calcext:value-type="string">
            <text:p>Pietro</text:p>
          </table:table-cell>
          <table:table-cell office:value-type="string" calcext:value-type="string">
            <text:p>LNGPTR86F16M115J</text:p>
          </table:table-cell>
          <table:table-cell office:value-type="string" calcext:value-type="string">
            <text:p>pietro.longo@email.com</text:p>
          </table:table-cell>
          <table:table-cell office:value-type="float" office:value="3382143659" calcext:value-type="float">
            <text:p>3382143659</text:p>
          </table:table-cell>
          <table:table-cell office:value-type="float" office:value="612312451" calcext:value-type="float">
            <text:p>612312451</text:p>
          </table:table-cell>
          <table:table-cell office:value-type="string" calcext:value-type="string">
            <text:p>Corso Italia, 11, Roma</text:p>
          </table:table-cell>
          <table:table-cell table:number-columns-repeated="16376"/>
        </table:table-row>
        <table:table-row table:style-name="ro1">
          <table:table-cell table:style-name="ce31" office:value-type="float" office:value="26" calcext:value-type="float">
            <text:p>26</text:p>
          </table:table-cell>
          <table:table-cell office:value-type="string" calcext:value-type="string">
            <text:p>Contini</text:p>
          </table:table-cell>
          <table:table-cell office:value-type="string" calcext:value-type="string">
            <text:p>Giulia</text:p>
          </table:table-cell>
          <table:table-cell office:value-type="string" calcext:value-type="string">
            <text:p>CNTGLA92A19F205T</text:p>
          </table:table-cell>
          <table:table-cell office:value-type="string" calcext:value-type="string">
            <text:p>giulia.contini@email.com</text:p>
          </table:table-cell>
          <table:table-cell office:value-type="float" office:value="3345678912" calcext:value-type="float">
            <text:p>3345678912</text:p>
          </table:table-cell>
          <table:table-cell office:value-type="float" office:value="622313478" calcext:value-type="float">
            <text:p>622313478</text:p>
          </table:table-cell>
          <table:table-cell office:value-type="string" calcext:value-type="string">
            <text:p>Via Napoli, 5, Bari</text:p>
          </table:table-cell>
          <table:table-cell table:number-columns-repeated="16376"/>
        </table:table-row>
        <table:table-row table:style-name="ro1">
          <table:table-cell table:style-name="ce31" office:value-type="float" office:value="27" calcext:value-type="float">
            <text:p>27</text:p>
          </table:table-cell>
          <table:table-cell office:value-type="string" calcext:value-type="string">
            <text:p>Mancini</text:p>
          </table:table-cell>
          <table:table-cell office:value-type="string" calcext:value-type="string">
            <text:p>Edoardo</text:p>
          </table:table-cell>
          <table:table-cell office:value-type="string" calcext:value-type="string">
            <text:p>MNCEDO83C15G297S</text:p>
          </table:table-cell>
          <table:table-cell office:value-type="string" calcext:value-type="string">
            <text:p>edoardo.mancini@email.com</text:p>
          </table:table-cell>
          <table:table-cell office:value-type="float" office:value="3362147890" calcext:value-type="float">
            <text:p>3362147890</text:p>
          </table:table-cell>
          <table:table-cell office:value-type="float" office:value="632145678" calcext:value-type="float">
            <text:p>632145678</text:p>
          </table:table-cell>
          <table:table-cell office:value-type="string" calcext:value-type="string">
            <text:p>Via Roma, 6, Napoli</text:p>
          </table:table-cell>
          <table:table-cell table:number-columns-repeated="16376"/>
        </table:table-row>
        <table:table-row table:style-name="ro1">
          <table:table-cell table:style-name="ce31" office:value-type="float" office:value="28" calcext:value-type="float">
            <text:p>28</text:p>
          </table:table-cell>
          <table:table-cell office:value-type="string" calcext:value-type="string">
            <text:p>Barbieri</text:p>
          </table:table-cell>
          <table:table-cell office:value-type="string" calcext:value-type="string">
            <text:p>Angela</text:p>
          </table:table-cell>
          <table:table-cell office:value-type="string" calcext:value-type="string">
            <text:p>BRBNGL80A20F614X</text:p>
          </table:table-cell>
          <table:table-cell office:value-type="string" calcext:value-type="string">
            <text:p>angela.barbieri@email.com</text:p>
          </table:table-cell>
          <table:table-cell office:value-type="float" office:value="3398765432" calcext:value-type="float">
            <text:p>3398765432</text:p>
          </table:table-cell>
          <table:table-cell office:value-type="float" office:value="612314567" calcext:value-type="float">
            <text:p>612314567</text:p>
          </table:table-cell>
          <table:table-cell office:value-type="string" calcext:value-type="string">
            <text:p>Piazza Italia, 10, Milano</text:p>
          </table:table-cell>
          <table:table-cell table:number-columns-repeated="16376"/>
        </table:table-row>
        <table:table-row table:style-name="ro1">
          <table:table-cell table:style-name="ce31" office:value-type="float" office:value="29" calcext:value-type="float">
            <text:p>29</text:p>
          </table:table-cell>
          <table:table-cell office:value-type="string" calcext:value-type="string">
            <text:p>Giordano</text:p>
          </table:table-cell>
          <table:table-cell office:value-type="string" calcext:value-type="string">
            <text:p>Carla</text:p>
          </table:table-cell>
          <table:table-cell office:value-type="string" calcext:value-type="string">
            <text:p>GRDCRL85B11E377Y</text:p>
          </table:table-cell>
          <table:table-cell office:value-type="string" calcext:value-type="string">
            <text:p>carla.giordano@email.com</text:p>
          </table:table-cell>
          <table:table-cell office:value-type="float" office:value="3321457893" calcext:value-type="float">
            <text:p>3321457893</text:p>
          </table:table-cell>
          <table:table-cell office:value-type="float" office:value="621231987" calcext:value-type="float">
            <text:p>621231987</text:p>
          </table:table-cell>
          <table:table-cell office:value-type="string" calcext:value-type="string">
            <text:p>Corso Venezia, 12, Verona</text:p>
          </table:table-cell>
          <table:table-cell table:number-columns-repeated="16376"/>
        </table:table-row>
        <table:table-row table:style-name="ro2">
          <table:table-cell table:style-name="ce31" office:value-type="float" office:value="30" calcext:value-type="float">
            <text:p>30</text:p>
          </table:table-cell>
          <table:table-cell office:value-type="string" calcext:value-type="string">
            <text:p>Valentini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VLNMRC90C21C745P</text:p>
          </table:table-cell>
          <table:table-cell office:value-type="string" calcext:value-type="string">
            <text:p>marco.valentini@email.com</text:p>
          </table:table-cell>
          <table:table-cell office:value-type="float" office:value="3378976543" calcext:value-type="float">
            <text:p>3378976543</text:p>
          </table:table-cell>
          <table:table-cell office:value-type="float" office:value="621237654" calcext:value-type="float">
            <text:p>621237654</text:p>
          </table:table-cell>
          <table:table-cell office:value-type="string" calcext:value-type="string">
            <text:p>Via Aurelia, 7, Rom</text:p>
          </table:table-cell>
          <table:table-cell table:number-columns-repeated="4"/>
          <table:table-cell table:style-name="Default"/>
          <table:table-cell table:style-name="ce5"/>
          <table:table-cell/>
          <table:table-cell table:style-name="ce5"/>
          <table:table-cell table:style-name="Default"/>
          <table:table-cell table:number-columns-repeated="16367"/>
        </table:table-row>
      </table:table>
      <table:table table:name="Gennaio" table:style-name="ta1">
        <office:forms form:automatic-focus="false" form:apply-design-mode="false"/>
        <table:table-column table:style-name="co1" table:default-cell-style-name="ce31"/>
        <table:table-column table:style-name="co10" table:default-cell-style-name="ce8"/>
        <table:table-column table:style-name="co11" table:default-cell-style-name="ce15"/>
        <table:table-column table:style-name="co12" table:number-columns-repeated="4" table:default-cell-style-name="ce31"/>
        <table:table-column table:style-name="co1" table:number-columns-repeated="2" table:default-cell-style-name="ce31"/>
        <table:table-row table:style-name="ro1">
          <table:table-cell table:number-columns-repeated="9"/>
        </table:table-row>
        <table:table-row table:style-name="ro3">
          <table:table-cell/>
          <table:table-cell table:style-name="ce9" office:value-type="string">
            <text:p>Giorno</text:p>
          </table:table-cell>
          <table:table-cell table:style-name="ce16" office:value-type="string">
            <text:p>Ora</text:p>
          </table:table-cell>
          <table:table-cell table:style-name="ce21" office:value-type="string">
            <text:p>Marcus</text:p>
          </table:table-cell>
          <table:table-cell table:style-name="ce21" office:value-type="string">
            <text:p>Jaqueline</text:p>
          </table:table-cell>
          <table:table-cell table:style-name="ce21" office:value-type="string">
            <text:p>Antonio</text:p>
          </table:table-cell>
          <table:table-cell table:style-name="ce21" office:value-type="string">
            <text:p>Giuseppe</text:p>
          </table:table-cell>
          <table:table-cell table:number-columns-repeated="2"/>
        </table:table-row>
        <table:table-row table:style-name="ro1">
          <table:table-cell/>
          <table:table-cell table:style-name="ce10"/>
          <table:table-cell table:style-name="ce17"/>
          <table:table-cell table:style-name="ce22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Mercoledì 1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Mercoledì 1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Mercoledì 1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Mercoledì 1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2" office:value-type="string">
            <text:p>Mercoledì 1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2" office:value-type="string">
            <text:p>Mercoledì 1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  <table:table-cell table:number-columns-repeated="2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Giovedì 2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Giovedì 2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Giovedì 2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Giovedì 2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2" office:value-type="string">
            <text:p>Giovedì 2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2" office:value-type="string">
            <text:p>Giovedì 2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  <table:table-cell table:number-columns-repeated="2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Venerdì 3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Venerdì 3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Venerdì 3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Venerdì 3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2" office:value-type="string">
            <text:p>Venerdì 3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2" office:value-type="string">
            <text:p>Venerdì 3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  <table:table-cell table:number-columns-repeated="2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Sabato 4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Sabato 4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Sabato 4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Sabato 4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2" office:value-type="string">
            <text:p>Sabato 4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2" office:value-type="string">
            <text:p>Sabato 4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  <table:table-cell table:number-columns-repeated="2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Domenica 5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Domenica 5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Domenica 5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Domenica 5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2" office:value-type="string">
            <text:p>Domenica 5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2" office:value-type="string">
            <text:p>Domenica 5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  <table:table-cell table:number-columns-repeated="2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Lunedì 6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Lunedì 6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Lunedì 6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Lunedì 6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2" office:value-type="string">
            <text:p>Lunedì 6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2" office:value-type="string">
            <text:p>Lunedì 6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  <table:table-cell table:number-columns-repeated="2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Martedì 7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Martedì 7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Martedì 7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Martedì 7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2" office:value-type="string">
            <text:p>Martedì 7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2" office:value-type="string">
            <text:p>Martedì 7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  <table:table-cell table:number-columns-repeated="2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Mercoledì 8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Mercoledì 8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Mercoledì 8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Mercoledì 8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2" office:value-type="string">
            <text:p>Mercoledì 8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2" office:value-type="string">
            <text:p>Mercoledì 8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  <table:table-cell table:number-columns-repeated="2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Giovedì 9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Giovedì 9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Giovedì 9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Giovedì 9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2" office:value-type="string">
            <text:p>Giovedì 9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2" office:value-type="string">
            <text:p>Giovedì 9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  <table:table-cell table:number-columns-repeated="2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Venerdì 10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Venerdì 10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Venerdì 10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Venerdì 10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2" office:value-type="string">
            <text:p>Venerdì 10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2" office:value-type="string">
            <text:p>Venerdì 10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  <table:table-cell table:number-columns-repeated="2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Sabato 11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Sabato 11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Sabato 11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Sabato 11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2" office:value-type="string">
            <text:p>Sabato 11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2" office:value-type="string">
            <text:p>Sabato 11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  <table:table-cell table:number-columns-repeated="2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Domenica 12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Domenica 12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Domenica 12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Domenica 12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2" office:value-type="string">
            <text:p>Domenica 12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2" office:value-type="string">
            <text:p>Domenica 12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  <table:table-cell table:number-columns-repeated="2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Lunedì 13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Lunedì 13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Lunedì 13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Lunedì 13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2" office:value-type="string">
            <text:p>Lunedì 13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2" office:value-type="string">
            <text:p>Lunedì 13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  <table:table-cell table:number-columns-repeated="2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Martedì 14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Martedì 14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Martedì 14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Martedì 14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2" office:value-type="string">
            <text:p>Martedì 14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2" office:value-type="string">
            <text:p>Martedì 14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  <table:table-cell table:number-columns-repeated="2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Mercoledì 15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Mercoledì 15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Mercoledì 15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Mercoledì 15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2" office:value-type="string">
            <text:p>Mercoledì 15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2" office:value-type="string">
            <text:p>Mercoledì 15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  <table:table-cell table:number-columns-repeated="2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Giovedì 16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Giovedì 16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Giovedì 16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Giovedì 16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2" office:value-type="string">
            <text:p>Giovedì 16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2" office:value-type="string">
            <text:p>Giovedì 16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  <table:table-cell table:number-columns-repeated="2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Venerdì 17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Venerdì 17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Venerdì 17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Venerdì 17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2" office:value-type="string">
            <text:p>Venerdì 17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2" office:value-type="string">
            <text:p>Venerdì 17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  <table:table-cell table:number-columns-repeated="2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Sabato 18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Sabato 18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Sabato 18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Sabato 18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2" office:value-type="string">
            <text:p>Sabato 18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2" office:value-type="string">
            <text:p>Sabato 18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  <table:table-cell table:number-columns-repeated="2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Domenica 19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Domenica 19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Domenica 19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Domenica 19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2" office:value-type="string">
            <text:p>Domenica 19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2" office:value-type="string">
            <text:p>Domenica 19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  <table:table-cell table:number-columns-repeated="2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Lunedì 20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Lunedì 20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Lunedì 20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Lunedì 20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2" office:value-type="string">
            <text:p>Lunedì 20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2" office:value-type="string">
            <text:p>Lunedì 20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  <table:table-cell table:number-columns-repeated="2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Martedì 21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Martedì 21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Martedì 21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Martedì 21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2" office:value-type="string">
            <text:p>Martedì 21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2" office:value-type="string">
            <text:p>Martedì 21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  <table:table-cell table:number-columns-repeated="2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Mercoledì 22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Mercoledì 22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Mercoledì 22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Mercoledì 22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2" office:value-type="string">
            <text:p>Mercoledì 22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2" office:value-type="string">
            <text:p>Mercoledì 22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  <table:table-cell table:number-columns-repeated="2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Giovedì 23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Giovedì 23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Giovedì 23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Giovedì 23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2" office:value-type="string">
            <text:p>Giovedì 23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2" office:value-type="string">
            <text:p>Giovedì 23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  <table:table-cell table:number-columns-repeated="2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Venerdì 24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Venerdì 24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Venerdì 24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Venerdì 24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2" office:value-type="string">
            <text:p>Venerdì 24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2" office:value-type="string">
            <text:p>Venerdì 24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  <table:table-cell table:number-columns-repeated="2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Sabato 25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Sabato 25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Sabato 25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Sabato 25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2" office:value-type="string">
            <text:p>Sabato 25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2" office:value-type="string">
            <text:p>Sabato 25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  <table:table-cell table:number-columns-repeated="2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Domenica 26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Domenica 26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Domenica 26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Domenica 26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2" office:value-type="string">
            <text:p>Domenica 26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2" office:value-type="string">
            <text:p>Domenica 26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  <table:table-cell table:number-columns-repeated="2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Lunedì 27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Lunedì 27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Lunedì 27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Lunedì 27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2" office:value-type="string">
            <text:p>Lunedì 27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2" office:value-type="string">
            <text:p>Lunedì 27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  <table:table-cell table:number-columns-repeated="2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Martedì 28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Martedì 28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Martedì 28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Martedì 28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2" office:value-type="string">
            <text:p>Martedì 28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2" office:value-type="string">
            <text:p>Martedì 28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  <table:table-cell table:number-columns-repeated="2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Mercoledì 29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Mercoledì 29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Mercoledì 29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Mercoledì 29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2" office:value-type="string">
            <text:p>Mercoledì 29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2" office:value-type="string">
            <text:p>Mercoledì 29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  <table:table-cell table:number-columns-repeated="2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Giovedì 30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Giovedì 30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Giovedì 30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Giovedì 30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2" office:value-type="string">
            <text:p>Giovedì 30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2" office:value-type="string">
            <text:p>Giovedì 30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  <table:table-cell table:number-columns-repeated="2"/>
        </table:table-row>
        <table:table-row table:style-name="ro1" table:number-rows-repeated="2">
          <table:table-cell/>
          <table:table-cell table:style-name="ce13"/>
          <table:table-cell table:style-name="ce19"/>
          <table:table-cell table:style-name="ce24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Venerdì 31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Venerdì 31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Venerdì 31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1" office:value-type="string">
            <text:p>Venerdì 31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2" office:value-type="string">
            <text:p>Venerdì 31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/>
          <table:table-cell table:style-name="ce12" office:value-type="string">
            <text:p>Venerdì 31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  <table:table-cell table:number-columns-repeated="2"/>
        </table:table-row>
        <table:table-row table:style-name="ro1" table:number-rows-repeated="2">
          <table:table-cell/>
          <table:table-cell table:style-name="ce13"/>
          <table:table-cell table:style-name="ce19"/>
          <table:table-cell table:style-name="ce24" table:number-columns-repeated="4"/>
          <table:table-cell table:number-columns-repeated="2"/>
        </table:table-row>
        <table:table-row table:style-name="ro1" table:number-rows-repeated="4">
          <table:table-cell/>
          <table:table-cell table:style-name="ce14"/>
          <table:table-cell table:style-name="ce19"/>
          <table:table-cell table:style-name="ce24" table:number-columns-repeated="4"/>
          <table:table-cell table:number-columns-repeated="2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  <table:table-cell table:number-columns-repeated="2"/>
        </table:table-row>
        <table:table-row table:style-name="ro1" table:number-rows-repeated="3">
          <table:table-cell/>
          <table:table-cell table:style-name="ce13"/>
          <table:table-cell table:style-name="ce19"/>
          <table:table-cell table:style-name="ce24" table:number-columns-repeated="4"/>
          <table:table-cell table:number-columns-repeated="2"/>
        </table:table-row>
        <table:table-row table:style-name="ro1" table:number-rows-repeated="4">
          <table:table-cell/>
          <table:table-cell table:style-name="ce14"/>
          <table:table-cell table:style-name="ce19"/>
          <table:table-cell table:style-name="ce24" table:number-columns-repeated="4"/>
          <table:table-cell table:number-columns-repeated="2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  <table:table-cell table:number-columns-repeated="2"/>
        </table:table-row>
        <table:table-row table:style-name="ro1" table:number-rows-repeated="3">
          <table:table-cell/>
          <table:table-cell table:style-name="ce13"/>
          <table:table-cell table:style-name="ce19"/>
          <table:table-cell table:style-name="ce24" table:number-columns-repeated="4"/>
          <table:table-cell table:number-columns-repeated="2"/>
        </table:table-row>
        <table:table-row table:style-name="ro1" table:number-rows-repeated="4">
          <table:table-cell/>
          <table:table-cell table:style-name="ce14"/>
          <table:table-cell table:style-name="ce19"/>
          <table:table-cell table:style-name="ce24" table:number-columns-repeated="4"/>
          <table:table-cell table:number-columns-repeated="2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  <table:table-cell table:number-columns-repeated="2"/>
        </table:table-row>
        <table:table-row table:style-name="ro1" table:number-rows-repeated="3">
          <table:table-cell/>
          <table:table-cell table:style-name="ce13"/>
          <table:table-cell table:style-name="ce19"/>
          <table:table-cell table:style-name="ce24" table:number-columns-repeated="4"/>
          <table:table-cell table:number-columns-repeated="2"/>
        </table:table-row>
        <table:table-row table:style-name="ro1" table:number-rows-repeated="4">
          <table:table-cell/>
          <table:table-cell table:style-name="ce14"/>
          <table:table-cell table:style-name="ce19"/>
          <table:table-cell table:style-name="ce24" table:number-columns-repeated="4"/>
          <table:table-cell table:number-columns-repeated="2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  <table:table-cell table:number-columns-repeated="2"/>
        </table:table-row>
        <table:table-row table:style-name="ro1" table:number-rows-repeated="3">
          <table:table-cell/>
          <table:table-cell table:style-name="ce13"/>
          <table:table-cell table:style-name="ce19"/>
          <table:table-cell table:style-name="ce24" table:number-columns-repeated="4"/>
          <table:table-cell table:number-columns-repeated="2"/>
        </table:table-row>
        <table:table-row table:style-name="ro1" table:number-rows-repeated="4">
          <table:table-cell/>
          <table:table-cell table:style-name="ce14"/>
          <table:table-cell table:style-name="ce19"/>
          <table:table-cell table:style-name="ce24" table:number-columns-repeated="4"/>
          <table:table-cell table:number-columns-repeated="2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  <table:table-cell table:number-columns-repeated="2"/>
        </table:table-row>
        <table:table-row table:style-name="ro1" table:number-rows-repeated="3">
          <table:table-cell/>
          <table:table-cell table:style-name="ce13"/>
          <table:table-cell table:style-name="ce19"/>
          <table:table-cell table:style-name="ce24" table:number-columns-repeated="4"/>
          <table:table-cell table:number-columns-repeated="2"/>
        </table:table-row>
        <table:table-row table:style-name="ro1" table:number-rows-repeated="104828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Febbraio" table:style-name="ta1">
        <office:forms form:automatic-focus="false" form:apply-design-mode="false"/>
        <table:table-column table:style-name="co1" table:default-cell-style-name="Default"/>
        <table:table-column table:style-name="co10" table:default-cell-style-name="ce25"/>
        <table:table-column table:style-name="co11" table:default-cell-style-name="Default"/>
        <table:table-column table:style-name="co14" table:number-columns-repeated="4" table:default-cell-style-name="Default"/>
        <table:table-row table:style-name="ro1">
          <table:table-cell table:number-columns-repeated="7"/>
        </table:table-row>
        <table:table-row table:style-name="ro4">
          <table:table-cell/>
          <table:table-cell table:style-name="ce9" office:value-type="string">
            <text:p>Giorno</text:p>
          </table:table-cell>
          <table:table-cell table:style-name="ce16" office:value-type="string">
            <text:p>Ora</text:p>
          </table:table-cell>
          <table:table-cell table:style-name="ce21" office:value-type="string">
            <text:p>Marcus</text:p>
          </table:table-cell>
          <table:table-cell table:style-name="ce21" office:value-type="string">
            <text:p>Jaqueline</text:p>
          </table:table-cell>
          <table:table-cell table:style-name="ce21" office:value-type="string">
            <text:p>Antonio</text:p>
          </table:table-cell>
          <table:table-cell table:style-name="ce21" office:value-type="string">
            <text:p>Giuseppe</text:p>
          </table:table-cell>
        </table:table-row>
        <table:table-row table:style-name="ro1">
          <table:table-cell/>
          <table:table-cell table:style-name="ce26"/>
          <table:table-cell table:style-name="ce27"/>
          <table:table-cell table:style-name="ce28" table:number-columns-repeated="3"/>
          <table:table-cell table:style-name="ce29"/>
        </table:table-row>
        <table:table-row table:style-name="ro1">
          <table:table-cell/>
          <table:table-cell table:style-name="ce11" office:value-type="string">
            <text:p>Sabato 1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1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1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1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Sabato 1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Sabato 1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Domenica 2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2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2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2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Domenica 2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Domenica 2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Lunedì 3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3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3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3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Lunedì 3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Lunedì 3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Martedì 4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4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4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4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artedì 4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artedì 4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Mercoledì 5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5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5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5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ercoledì 5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ercoledì 5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Giovedì 6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6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6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6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Giovedì 6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Giovedì 6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Venerdì 7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7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7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7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Venerdì 7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Venerdì 7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Sabato 8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8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8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8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Sabato 8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Sabato 8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Domenica 9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9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9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9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Domenica 9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Domenica 9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Lunedì 10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10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10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10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Lunedì 10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Lunedì 10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Martedì 11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11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11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11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artedì 11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artedì 11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Mercoledì 12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12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12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12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ercoledì 12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ercoledì 12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Giovedì 13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13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13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13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Giovedì 13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Giovedì 13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Venerdì 14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14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14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14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Venerdì 14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Venerdì 14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Sabato 15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15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15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15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Sabato 15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Sabato 15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Domenica 16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16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16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16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Domenica 16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Domenica 16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Lunedì 17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17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17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17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Lunedì 17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Lunedì 17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Martedì 18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18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18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18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artedì 18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artedì 18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Mercoledì 19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19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19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19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ercoledì 19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ercoledì 19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Giovedì 20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20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20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20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Giovedì 20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Giovedì 20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Venerdì 21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21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21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21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Venerdì 21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Venerdì 21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Sabato 22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22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22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22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Sabato 22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Sabato 22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Domenica 23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23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23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23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Domenica 23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Domenica 23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Lunedì 24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24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24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24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Lunedì 24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Lunedì 24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Martedì 25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25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25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25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artedì 25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artedì 25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Mercoledì 26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26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26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26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ercoledì 26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ercoledì 26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Giovedì 27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27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27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27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Giovedì 27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Giovedì 27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Venerdì 28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28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28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28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Venerdì 28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Venerdì 28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 table:number-rows-repeated="4">
          <table:table-cell/>
          <table:table-cell table:style-name="ce14"/>
          <table:table-cell table:style-name="ce19"/>
          <table:table-cell table:style-name="ce24" table:number-columns-repeated="4"/>
        </table:table-row>
        <table:table-row table:style-name="ro1" table:number-rows-repeated="3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 table:number-rows-repeated="4">
          <table:table-cell/>
          <table:table-cell table:style-name="ce14"/>
          <table:table-cell table:style-name="ce19"/>
          <table:table-cell table:style-name="ce24" table:number-columns-repeated="4"/>
        </table:table-row>
        <table:table-row table:style-name="ro1" table:number-rows-repeated="4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 table:number-rows-repeated="4">
          <table:table-cell/>
          <table:table-cell table:style-name="ce14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 table:number-rows-repeated="3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 table:number-rows-repeated="4">
          <table:table-cell/>
          <table:table-cell table:style-name="ce14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 table:number-rows-repeated="3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 table:number-rows-repeated="4">
          <table:table-cell/>
          <table:table-cell table:style-name="ce14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 table:number-rows-repeated="3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 table:number-rows-repeated="4">
          <table:table-cell/>
          <table:table-cell table:style-name="ce14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 table:number-rows-repeated="3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 table:number-rows-repeated="4">
          <table:table-cell/>
          <table:table-cell table:style-name="ce14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 table:number-rows-repeated="3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 table:number-rows-repeated="104829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Marzo" table:style-name="ta1">
        <office:forms form:automatic-focus="false" form:apply-design-mode="false"/>
        <table:table-column table:style-name="co1" table:default-cell-style-name="Default"/>
        <table:table-column table:style-name="co10" table:default-cell-style-name="ce25"/>
        <table:table-column table:style-name="co11" table:default-cell-style-name="Default"/>
        <table:table-column table:style-name="co14" table:number-columns-repeated="4" table:default-cell-style-name="Default"/>
        <table:table-row table:style-name="ro1">
          <table:table-cell table:number-columns-repeated="7"/>
        </table:table-row>
        <table:table-row table:style-name="ro4">
          <table:table-cell/>
          <table:table-cell table:style-name="ce9" office:value-type="string">
            <text:p>Giorno</text:p>
          </table:table-cell>
          <table:table-cell table:style-name="ce16" office:value-type="string">
            <text:p>Ora</text:p>
          </table:table-cell>
          <table:table-cell table:style-name="ce21" office:value-type="string">
            <text:p>Marcus</text:p>
          </table:table-cell>
          <table:table-cell table:style-name="ce21" office:value-type="string">
            <text:p>Jaqueline</text:p>
          </table:table-cell>
          <table:table-cell table:style-name="ce21" office:value-type="string">
            <text:p>Antonio</text:p>
          </table:table-cell>
          <table:table-cell table:style-name="ce21" office:value-type="string">
            <text:p>Giuseppe</text:p>
          </table:table-cell>
        </table:table-row>
        <table:table-row table:style-name="ro1">
          <table:table-cell/>
          <table:table-cell table:style-name="ce26"/>
          <table:table-cell table:style-name="ce27"/>
          <table:table-cell table:style-name="ce28" table:number-columns-repeated="3"/>
          <table:table-cell table:style-name="ce29"/>
        </table:table-row>
        <table:table-row table:style-name="ro1">
          <table:table-cell/>
          <table:table-cell table:style-name="ce11" office:value-type="string">
            <text:p>Sabato 1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1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1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1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Sabato 1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Sabato 1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Domenica 2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2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2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2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Domenica 2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Domenica 2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Lunedì 3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3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3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3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Lunedì 3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Lunedì 3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Martedì 4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4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4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4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artedì 4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artedì 4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Mercoledì 5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5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5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5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ercoledì 5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ercoledì 5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Giovedì 6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6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6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6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Giovedì 6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Giovedì 6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Venerdì 7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7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7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7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Venerdì 7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Venerdì 7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Sabato 8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8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8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8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Sabato 8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Sabato 8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Domenica 9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9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9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9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Domenica 9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Domenica 9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Lunedì 10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10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10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10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Lunedì 10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Lunedì 10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Martedì 11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11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11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11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artedì 11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artedì 11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Mercoledì 12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12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12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12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ercoledì 12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ercoledì 12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Giovedì 13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13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13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13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Giovedì 13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Giovedì 13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Venerdì 14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14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14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14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Venerdì 14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Venerdì 14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Sabato 15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15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15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15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Sabato 15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Sabato 15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Domenica 16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16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16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16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Domenica 16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Domenica 16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Lunedì 17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17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17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17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Lunedì 17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Lunedì 17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Martedì 18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18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18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18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artedì 18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artedì 18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Mercoledì 19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19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19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19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ercoledì 19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ercoledì 19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Giovedì 20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20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20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20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Giovedì 20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Giovedì 20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Venerdì 21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21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21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21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Venerdì 21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Venerdì 21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Sabato 22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22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22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22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Sabato 22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Sabato 22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Domenica 23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23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23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23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Domenica 23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Domenica 23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Lunedì 24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24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24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24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Lunedì 24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Lunedì 24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Martedì 25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25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25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25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artedì 25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artedì 25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Mercoledì 26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26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26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26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ercoledì 26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ercoledì 26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Giovedì 27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27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27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27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Giovedì 27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Giovedì 27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Venerdì 28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28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28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28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Venerdì 28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Venerdì 28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Sabato 29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29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29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29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Sabato 29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Sabato 29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Domenica 30</text:p>
          </table:table-cell>
          <table:table-cell table:style-name="ce32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30</text:p>
          </table:table-cell>
          <table:table-cell table:style-name="ce32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30</text:p>
          </table:table-cell>
          <table:table-cell table:style-name="ce32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30</text:p>
          </table:table-cell>
          <table:table-cell table:style-name="ce32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Domenica 30</text:p>
          </table:table-cell>
          <table:table-cell table:style-name="ce32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Domenica 30</text:p>
          </table:table-cell>
          <table:table-cell table:style-name="ce32" office:value-type="string">
            <text:p>17:30-19:00</text:p>
          </table:table-cell>
          <table:table-cell table:style-name="ce23" table:number-columns-repeated="4"/>
        </table:table-row>
        <table:table-row table:style-name="ro1" table:number-rows-repeated="2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Lunedì 31</text:p>
          </table:table-cell>
          <table:table-cell table:style-name="ce32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31</text:p>
          </table:table-cell>
          <table:table-cell table:style-name="ce32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31</text:p>
          </table:table-cell>
          <table:table-cell table:style-name="ce32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31</text:p>
          </table:table-cell>
          <table:table-cell table:style-name="ce32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Lunedì 31</text:p>
          </table:table-cell>
          <table:table-cell table:style-name="ce32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Lunedì 31</text:p>
          </table:table-cell>
          <table:table-cell table:style-name="ce32" office:value-type="string">
            <text:p>17:30-19:00</text:p>
          </table:table-cell>
          <table:table-cell table:style-name="ce23" table:number-columns-repeated="4"/>
        </table:table-row>
        <table:table-row table:style-name="ro1" table:number-rows-repeated="2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 table:number-rows-repeated="4">
          <table:table-cell/>
          <table:table-cell table:style-name="ce14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 table:number-rows-repeated="3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 table:number-rows-repeated="4">
          <table:table-cell/>
          <table:table-cell table:style-name="ce14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 table:number-rows-repeated="3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 table:number-rows-repeated="4">
          <table:table-cell/>
          <table:table-cell table:style-name="ce14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 table:number-rows-repeated="3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 table:number-rows-repeated="4">
          <table:table-cell/>
          <table:table-cell table:style-name="ce14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 table:number-rows-repeated="3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 table:number-rows-repeated="104829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Aprile" table:style-name="ta1">
        <office:forms form:automatic-focus="false" form:apply-design-mode="false"/>
        <table:table-column table:style-name="co1" table:default-cell-style-name="Default"/>
        <table:table-column table:style-name="co10" table:default-cell-style-name="ce25"/>
        <table:table-column table:style-name="co11" table:default-cell-style-name="Default"/>
        <table:table-column table:style-name="co14" table:number-columns-repeated="4" table:default-cell-style-name="Default"/>
        <table:table-row table:style-name="ro1">
          <table:table-cell table:number-columns-repeated="7"/>
        </table:table-row>
        <table:table-row table:style-name="ro4">
          <table:table-cell/>
          <table:table-cell table:style-name="ce9" office:value-type="string">
            <text:p>Giorno</text:p>
          </table:table-cell>
          <table:table-cell table:style-name="ce16" office:value-type="string">
            <text:p>Ora</text:p>
          </table:table-cell>
          <table:table-cell table:style-name="ce21" office:value-type="string">
            <text:p>Marcus</text:p>
          </table:table-cell>
          <table:table-cell table:style-name="ce21" office:value-type="string">
            <text:p>Jaqueline</text:p>
          </table:table-cell>
          <table:table-cell table:style-name="ce21" office:value-type="string">
            <text:p>Antonio</text:p>
          </table:table-cell>
          <table:table-cell table:style-name="ce21" office:value-type="string">
            <text:p>Giuseppe</text:p>
          </table:table-cell>
        </table:table-row>
        <table:table-row table:style-name="ro1">
          <table:table-cell/>
          <table:table-cell table:style-name="ce22"/>
          <table:table-cell table:style-name="ce17"/>
          <table:table-cell table:style-name="ce22" table:number-columns-repeated="4"/>
        </table:table-row>
        <table:table-row table:style-name="ro1">
          <table:table-cell/>
          <table:table-cell table:style-name="ce11" office:value-type="string">
            <text:p>Martedì 1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1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1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1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artedì 1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artedì 1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Mercoledì 2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2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2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2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ercoledì 2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ercoledì 2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Giovedì 3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3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3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3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Giovedì 3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Giovedì 3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Venerdì 4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4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4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4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Venerdì 4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Venerdì 4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Sabato 5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5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5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5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Sabato 5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Sabato 5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Domenica 6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6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6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6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Domenica 6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Domenica 6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Lunedì 7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7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7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7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Lunedì 7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Lunedì 7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Martedì 8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8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8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8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artedì 8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artedì 8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Mercoledì 9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9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9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9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ercoledì 9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ercoledì 9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Giovedì 10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10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10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10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Giovedì 10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Giovedì 10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Venerdì 11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11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11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11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Venerdì 11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Venerdì 11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Sabato 12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12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12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12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Sabato 12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Sabato 12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Domenica 13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13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13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13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Domenica 13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Domenica 13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Lunedì 14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14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14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14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Lunedì 14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Lunedì 14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Martedì 15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15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15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15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artedì 15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artedì 15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Mercoledì 16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16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16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16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ercoledì 16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ercoledì 16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Giovedì 17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17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17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17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Giovedì 17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Giovedì 17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Venerdì 18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18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18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18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Venerdì 18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Venerdì 18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Sabato 19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19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19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19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Sabato 19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Sabato 19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Domenica 20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20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20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20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Domenica 20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Domenica 20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Lunedì 21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21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21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21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Lunedì 21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Lunedì 21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Martedì 22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22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22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22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artedì 22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artedì 22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Mercoledì 23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23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23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23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ercoledì 23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ercoledì 23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Giovedì 24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24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24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24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Giovedì 24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Giovedì 24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Venerdì 25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25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25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25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Venerdì 25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Venerdì 25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Sabato 26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26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26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26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Sabato 26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Sabato 26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Domenica 27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27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27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27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Domenica 27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Domenica 27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Lunedì 28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28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28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28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Lunedì 28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Lunedì 28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Martedì 29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29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29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29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artedì 29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artedì 29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Mercoledì 30</text:p>
          </table:table-cell>
          <table:table-cell table:style-name="ce32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30</text:p>
          </table:table-cell>
          <table:table-cell table:style-name="ce32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30</text:p>
          </table:table-cell>
          <table:table-cell table:style-name="ce32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30</text:p>
          </table:table-cell>
          <table:table-cell table:style-name="ce32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ercoledì 30</text:p>
          </table:table-cell>
          <table:table-cell table:style-name="ce32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ercoledì 30</text:p>
          </table:table-cell>
          <table:table-cell table:style-name="ce32" office:value-type="string">
            <text:p>17:30-19:00</text:p>
          </table:table-cell>
          <table:table-cell table:style-name="ce23" table:number-columns-repeated="4"/>
        </table:table-row>
        <table:table-row table:style-name="ro1" table:number-rows-repeated="2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 table:number-rows-repeated="4">
          <table:table-cell/>
          <table:table-cell table:style-name="ce14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 table:number-rows-repeated="3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 table:number-rows-repeated="4">
          <table:table-cell/>
          <table:table-cell table:style-name="ce14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 table:number-rows-repeated="3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 table:number-rows-repeated="4">
          <table:table-cell/>
          <table:table-cell table:style-name="ce14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 table:number-rows-repeated="3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 table:number-rows-repeated="4">
          <table:table-cell/>
          <table:table-cell table:style-name="ce14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 table:number-rows-repeated="3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 table:number-rows-repeated="4">
          <table:table-cell/>
          <table:table-cell table:style-name="ce14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 table:number-rows-repeated="3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 table:number-rows-repeated="104829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Maggio" table:style-name="ta1">
        <office:forms form:automatic-focus="false" form:apply-design-mode="false"/>
        <table:table-column table:style-name="co1" table:default-cell-style-name="Default"/>
        <table:table-column table:style-name="co10" table:default-cell-style-name="ce25"/>
        <table:table-column table:style-name="co11" table:default-cell-style-name="Default"/>
        <table:table-column table:style-name="co14" table:number-columns-repeated="4" table:default-cell-style-name="Default"/>
        <table:table-row table:style-name="ro1">
          <table:table-cell table:number-columns-repeated="7"/>
        </table:table-row>
        <table:table-row table:style-name="ro4">
          <table:table-cell/>
          <table:table-cell table:style-name="ce9" office:value-type="string">
            <text:p>Giorno</text:p>
          </table:table-cell>
          <table:table-cell table:style-name="ce16" office:value-type="string">
            <text:p>Ora</text:p>
          </table:table-cell>
          <table:table-cell table:style-name="ce21" office:value-type="string">
            <text:p>Marcus</text:p>
          </table:table-cell>
          <table:table-cell table:style-name="ce21" office:value-type="string">
            <text:p>Jaqueline</text:p>
          </table:table-cell>
          <table:table-cell table:style-name="ce21" office:value-type="string">
            <text:p>Antonio</text:p>
          </table:table-cell>
          <table:table-cell table:style-name="ce21" office:value-type="string">
            <text:p>Giuseppe</text:p>
          </table:table-cell>
        </table:table-row>
        <table:table-row table:style-name="ro1">
          <table:table-cell/>
          <table:table-cell table:style-name="ce26"/>
          <table:table-cell table:style-name="ce27"/>
          <table:table-cell table:style-name="ce28" table:number-columns-repeated="3"/>
          <table:table-cell table:style-name="ce29"/>
        </table:table-row>
        <table:table-row table:style-name="ro1">
          <table:table-cell/>
          <table:table-cell table:style-name="ce11" office:value-type="string">
            <text:p>Giovedì 1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1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1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1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Giovedì 1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Giovedì 1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Venerdì 2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2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2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2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Venerdì 2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Venerdì 2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Sabato 3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3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3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3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Sabato 3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Sabato 3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Domenica 4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4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4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4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Domenica 4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Domenica 4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Lunedì 5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5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5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5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Lunedì 5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Lunedì 5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Martedì 6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6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6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6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artedì 6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artedì 6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Mercoledì 7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7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7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7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ercoledì 7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ercoledì 7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Giovedì 8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8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8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8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Giovedì 8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Giovedì 8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Venerdì 9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9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9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9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Venerdì 9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Venerdì 9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Sabato 10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10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10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10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Sabato 10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Sabato 10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Domenica 11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11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11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11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Domenica 11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Domenica 11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Lunedì 12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12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12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12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Lunedì 12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Lunedì 12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Martedì 13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13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13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13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artedì 13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artedì 13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Mercoledì 14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14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14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14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ercoledì 14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ercoledì 14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Giovedì 15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15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15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15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Giovedì 15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Giovedì 15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Venerdì 16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16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16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16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Venerdì 16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Venerdì 16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Sabato 17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17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17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17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Sabato 17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Sabato 17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Domenica 18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18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18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18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Domenica 18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Domenica 18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Lunedì 19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19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19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19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Lunedì 19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Lunedì 19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Martedì 20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20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20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20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artedì 20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artedì 20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Mercoledì 21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21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21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21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ercoledì 21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ercoledì 21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Giovedì 22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22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22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22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Giovedì 22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Giovedì 22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Venerdì 23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23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23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23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Venerdì 23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Venerdì 23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Sabato 24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24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24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24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Sabato 24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Sabato 24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Domenica 25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25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25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25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Domenica 25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Domenica 25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Lunedì 26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26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26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26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Lunedì 26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Lunedì 26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Martedì 27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27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27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27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artedì 27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artedì 27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Mercoledì 28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28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28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28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ercoledì 28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ercoledì 28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Giovedì 29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29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29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29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Giovedì 29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Giovedì 29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Venerdì 30</text:p>
          </table:table-cell>
          <table:table-cell table:style-name="ce32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30</text:p>
          </table:table-cell>
          <table:table-cell table:style-name="ce32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30</text:p>
          </table:table-cell>
          <table:table-cell table:style-name="ce32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30</text:p>
          </table:table-cell>
          <table:table-cell table:style-name="ce32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Venerdì 30</text:p>
          </table:table-cell>
          <table:table-cell table:style-name="ce32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Venerdì 30</text:p>
          </table:table-cell>
          <table:table-cell table:style-name="ce32" office:value-type="string">
            <text:p>17:30-19:00</text:p>
          </table:table-cell>
          <table:table-cell table:style-name="ce23" table:number-columns-repeated="4"/>
        </table:table-row>
        <table:table-row table:style-name="ro1" table:number-rows-repeated="2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Sabato 31</text:p>
          </table:table-cell>
          <table:table-cell table:style-name="ce32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31</text:p>
          </table:table-cell>
          <table:table-cell table:style-name="ce32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31</text:p>
          </table:table-cell>
          <table:table-cell table:style-name="ce32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31</text:p>
          </table:table-cell>
          <table:table-cell table:style-name="ce32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Sabato 31</text:p>
          </table:table-cell>
          <table:table-cell table:style-name="ce32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Sabato 31</text:p>
          </table:table-cell>
          <table:table-cell table:style-name="ce32" office:value-type="string">
            <text:p>17:30-19:00</text:p>
          </table:table-cell>
          <table:table-cell table:style-name="ce23" table:number-columns-repeated="4"/>
        </table:table-row>
        <table:table-row table:style-name="ro1" table:number-rows-repeated="2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 table:number-rows-repeated="4">
          <table:table-cell/>
          <table:table-cell table:style-name="ce14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 table:number-rows-repeated="3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 table:number-rows-repeated="4">
          <table:table-cell/>
          <table:table-cell table:style-name="ce14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 table:number-rows-repeated="3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 table:number-rows-repeated="4">
          <table:table-cell/>
          <table:table-cell table:style-name="ce14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 table:number-rows-repeated="3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 table:number-rows-repeated="4">
          <table:table-cell/>
          <table:table-cell table:style-name="ce14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 table:number-rows-repeated="3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 table:number-rows-repeated="104829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Giugno" table:style-name="ta1">
        <office:forms form:automatic-focus="false" form:apply-design-mode="false"/>
        <table:table-column table:style-name="co1" table:default-cell-style-name="Default"/>
        <table:table-column table:style-name="co10" table:default-cell-style-name="ce25"/>
        <table:table-column table:style-name="co11" table:default-cell-style-name="Default"/>
        <table:table-column table:style-name="co14" table:number-columns-repeated="4" table:default-cell-style-name="Default"/>
        <table:table-row table:style-name="ro1">
          <table:table-cell table:number-columns-repeated="7"/>
        </table:table-row>
        <table:table-row table:style-name="ro4">
          <table:table-cell/>
          <table:table-cell table:style-name="ce9" office:value-type="string">
            <text:p>Giorno</text:p>
          </table:table-cell>
          <table:table-cell table:style-name="ce16" office:value-type="string">
            <text:p>Ora</text:p>
          </table:table-cell>
          <table:table-cell table:style-name="ce21" office:value-type="string">
            <text:p>Marcus</text:p>
          </table:table-cell>
          <table:table-cell table:style-name="ce21" office:value-type="string">
            <text:p>Jaqueline</text:p>
          </table:table-cell>
          <table:table-cell table:style-name="ce21" office:value-type="string">
            <text:p>Antonio</text:p>
          </table:table-cell>
          <table:table-cell table:style-name="ce21" office:value-type="string">
            <text:p>Giuseppe</text:p>
          </table:table-cell>
        </table:table-row>
        <table:table-row table:style-name="ro1">
          <table:table-cell/>
          <table:table-cell table:style-name="ce26"/>
          <table:table-cell table:style-name="ce27"/>
          <table:table-cell table:style-name="ce28" table:number-columns-repeated="3"/>
          <table:table-cell table:style-name="ce29"/>
        </table:table-row>
        <table:table-row table:style-name="ro1">
          <table:table-cell/>
          <table:table-cell table:style-name="ce11" office:value-type="string">
            <text:p>Domenica 1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1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1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1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Domenica 1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Domenica 1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Lunedì 2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2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2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2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Lunedì 2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Lunedì 2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Martedì 3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3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3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3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artedì 3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artedì 3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Mercoledì 4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4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4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4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ercoledì 4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ercoledì 4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Giovedì 5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5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5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5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Giovedì 5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Giovedì 5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Venerdì 6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6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6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6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Venerdì 6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Venerdì 6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Sabato 7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7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7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7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Sabato 7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Sabato 7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Domenica 8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8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8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8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Domenica 8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Domenica 8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Lunedì 9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9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9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9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Lunedì 9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Lunedì 9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Martedì 10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10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10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10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artedì 10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artedì 10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Mercoledì 11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11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11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11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ercoledì 11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ercoledì 11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Giovedì 12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12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12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12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Giovedì 12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Giovedì 12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Venerdì 13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13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13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13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Venerdì 13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Venerdì 13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Sabato 14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14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14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14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Sabato 14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Sabato 14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Domenica 15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15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15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15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Domenica 15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Domenica 15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Lunedì 16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16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16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16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Lunedì 16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Lunedì 16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Martedì 17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17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17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17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artedì 17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artedì 17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Mercoledì 18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18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18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18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ercoledì 18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ercoledì 18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Giovedì 19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19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19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19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Giovedì 19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Giovedì 19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Venerdì 20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20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20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20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Venerdì 20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Venerdì 20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Sabato 21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21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21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21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Sabato 21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Sabato 21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Domenica 22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22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22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22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Domenica 22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Domenica 22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Lunedì 23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23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23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23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Lunedì 23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Lunedì 23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Martedì 24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24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24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24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artedì 24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artedì 24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Mercoledì 25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25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25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25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ercoledì 25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ercoledì 25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Giovedì 26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26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26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26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Giovedì 26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Giovedì 26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Venerdì 27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27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27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27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Venerdì 27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Venerdì 27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Sabato 28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28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28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28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Sabato 28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Sabato 28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Domenica 29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29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29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29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Domenica 29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Domenica 29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Lunedì 30</text:p>
          </table:table-cell>
          <table:table-cell table:style-name="ce32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30</text:p>
          </table:table-cell>
          <table:table-cell table:style-name="ce32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30</text:p>
          </table:table-cell>
          <table:table-cell table:style-name="ce32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30</text:p>
          </table:table-cell>
          <table:table-cell table:style-name="ce32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Lunedì 30</text:p>
          </table:table-cell>
          <table:table-cell table:style-name="ce32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Lunedì 30</text:p>
          </table:table-cell>
          <table:table-cell table:style-name="ce32" office:value-type="string">
            <text:p>17:30-19:00</text:p>
          </table:table-cell>
          <table:table-cell table:style-name="ce23" table:number-columns-repeated="4"/>
        </table:table-row>
        <table:table-row table:style-name="ro1" table:number-rows-repeated="2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 table:number-rows-repeated="4">
          <table:table-cell/>
          <table:table-cell table:style-name="ce14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 table:number-rows-repeated="3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 table:number-rows-repeated="4">
          <table:table-cell/>
          <table:table-cell table:style-name="ce14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 table:number-rows-repeated="3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 table:number-rows-repeated="4">
          <table:table-cell/>
          <table:table-cell table:style-name="ce14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 table:number-rows-repeated="3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 table:number-rows-repeated="4">
          <table:table-cell/>
          <table:table-cell table:style-name="ce14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 table:number-rows-repeated="3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 table:number-rows-repeated="4">
          <table:table-cell/>
          <table:table-cell table:style-name="ce14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 table:number-rows-repeated="3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 table:number-rows-repeated="104829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Luglio" table:style-name="ta1">
        <office:forms form:automatic-focus="false" form:apply-design-mode="false"/>
        <table:table-column table:style-name="co1" table:default-cell-style-name="Default"/>
        <table:table-column table:style-name="co10" table:default-cell-style-name="ce25"/>
        <table:table-column table:style-name="co11" table:default-cell-style-name="Default"/>
        <table:table-column table:style-name="co14" table:number-columns-repeated="4" table:default-cell-style-name="Default"/>
        <table:table-row table:style-name="ro1">
          <table:table-cell table:number-columns-repeated="7"/>
        </table:table-row>
        <table:table-row table:style-name="ro4">
          <table:table-cell/>
          <table:table-cell table:style-name="ce9" office:value-type="string">
            <text:p>Giorno</text:p>
          </table:table-cell>
          <table:table-cell table:style-name="ce16" office:value-type="string">
            <text:p>Ora</text:p>
          </table:table-cell>
          <table:table-cell table:style-name="ce21" office:value-type="string">
            <text:p>Marcus</text:p>
          </table:table-cell>
          <table:table-cell table:style-name="ce21" office:value-type="string">
            <text:p>Jaqueline</text:p>
          </table:table-cell>
          <table:table-cell table:style-name="ce21" office:value-type="string">
            <text:p>Antonio</text:p>
          </table:table-cell>
          <table:table-cell table:style-name="ce21" office:value-type="string">
            <text:p>Giuseppe</text:p>
          </table:table-cell>
        </table:table-row>
        <table:table-row table:style-name="ro1">
          <table:table-cell/>
          <table:table-cell table:style-name="ce26"/>
          <table:table-cell table:style-name="ce27"/>
          <table:table-cell table:style-name="ce28" table:number-columns-repeated="3"/>
          <table:table-cell table:style-name="ce29"/>
        </table:table-row>
        <table:table-row table:style-name="ro1">
          <table:table-cell/>
          <table:table-cell table:style-name="ce11" office:value-type="string">
            <text:p>Martedì 1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1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1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1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artedì 1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artedì 1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Mercoledì 2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2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2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2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ercoledì 2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ercoledì 2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Giovedì 3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3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3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3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Giovedì 3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Giovedì 3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Venerdì 4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4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4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4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Venerdì 4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Venerdì 4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Sabato 5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5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5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5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Sabato 5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Sabato 5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Domenica 6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6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6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6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Domenica 6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Domenica 6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Lunedì 7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7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7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7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Lunedì 7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Lunedì 7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Martedì 8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8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8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8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artedì 8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artedì 8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Mercoledì 9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9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9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9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ercoledì 9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ercoledì 9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Giovedì 10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10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10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10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Giovedì 10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Giovedì 10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Venerdì 11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11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11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11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Venerdì 11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Venerdì 11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Sabato 12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12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12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12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Sabato 12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Sabato 12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Domenica 13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13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13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13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Domenica 13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Domenica 13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Lunedì 14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14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14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14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Lunedì 14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Lunedì 14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Martedì 15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15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15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15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artedì 15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artedì 15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Mercoledì 16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16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16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16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ercoledì 16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ercoledì 16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Giovedì 17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17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17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17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Giovedì 17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Giovedì 17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Venerdì 18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18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18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18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Venerdì 18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Venerdì 18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Sabato 19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19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19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19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Sabato 19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Sabato 19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Domenica 20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20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20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20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Domenica 20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Domenica 20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Lunedì 21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21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21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21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Lunedì 21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Lunedì 21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Martedì 22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22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22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22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artedì 22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artedì 22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Mercoledì 23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23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23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23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ercoledì 23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ercoledì 23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Giovedì 24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24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24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24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Giovedì 24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Giovedì 24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Venerdì 25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25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25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25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Venerdì 25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Venerdì 25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Sabato 26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26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26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26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Sabato 26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Sabato 26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Domenica 27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27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27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27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Domenica 27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Domenica 27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Lunedì 28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28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28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28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Lunedì 28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Lunedì 28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Martedì 29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29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29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29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artedì 29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artedì 29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Mercoledì 30</text:p>
          </table:table-cell>
          <table:table-cell table:style-name="ce32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30</text:p>
          </table:table-cell>
          <table:table-cell table:style-name="ce32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30</text:p>
          </table:table-cell>
          <table:table-cell table:style-name="ce32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30</text:p>
          </table:table-cell>
          <table:table-cell table:style-name="ce32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ercoledì 30</text:p>
          </table:table-cell>
          <table:table-cell table:style-name="ce32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ercoledì 30</text:p>
          </table:table-cell>
          <table:table-cell table:style-name="ce32" office:value-type="string">
            <text:p>17:30-19:00</text:p>
          </table:table-cell>
          <table:table-cell table:style-name="ce23" table:number-columns-repeated="4"/>
        </table:table-row>
        <table:table-row table:style-name="ro1" table:number-rows-repeated="2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Giovedì 31</text:p>
          </table:table-cell>
          <table:table-cell table:style-name="ce32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31</text:p>
          </table:table-cell>
          <table:table-cell table:style-name="ce32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31</text:p>
          </table:table-cell>
          <table:table-cell table:style-name="ce32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31</text:p>
          </table:table-cell>
          <table:table-cell table:style-name="ce32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Giovedì 31</text:p>
          </table:table-cell>
          <table:table-cell table:style-name="ce32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Giovedì 31</text:p>
          </table:table-cell>
          <table:table-cell table:style-name="ce32" office:value-type="string">
            <text:p>17:30-19:00</text:p>
          </table:table-cell>
          <table:table-cell table:style-name="ce23" table:number-columns-repeated="4"/>
        </table:table-row>
        <table:table-row table:style-name="ro1" table:number-rows-repeated="2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 table:number-rows-repeated="4">
          <table:table-cell/>
          <table:table-cell table:style-name="ce14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 table:number-rows-repeated="3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 table:number-rows-repeated="4">
          <table:table-cell/>
          <table:table-cell table:style-name="ce14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 table:number-rows-repeated="3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 table:number-rows-repeated="4">
          <table:table-cell/>
          <table:table-cell table:style-name="ce14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 table:number-rows-repeated="3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 table:number-rows-repeated="4">
          <table:table-cell/>
          <table:table-cell table:style-name="ce14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 table:number-rows-repeated="3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 table:number-rows-repeated="104829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Agosto" table:style-name="ta1">
        <office:forms form:automatic-focus="false" form:apply-design-mode="false"/>
        <table:table-column table:style-name="co1" table:default-cell-style-name="Default"/>
        <table:table-column table:style-name="co10" table:default-cell-style-name="ce25"/>
        <table:table-column table:style-name="co11" table:default-cell-style-name="Default"/>
        <table:table-column table:style-name="co14" table:number-columns-repeated="4" table:default-cell-style-name="Default"/>
        <table:table-row table:style-name="ro1">
          <table:table-cell table:number-columns-repeated="7"/>
        </table:table-row>
        <table:table-row table:style-name="ro4">
          <table:table-cell/>
          <table:table-cell table:style-name="ce9" office:value-type="string">
            <text:p>Giorno</text:p>
          </table:table-cell>
          <table:table-cell table:style-name="ce16" office:value-type="string">
            <text:p>Ora</text:p>
          </table:table-cell>
          <table:table-cell table:style-name="ce21" office:value-type="string">
            <text:p>Marcus</text:p>
          </table:table-cell>
          <table:table-cell table:style-name="ce21" office:value-type="string">
            <text:p>Jaqueline</text:p>
          </table:table-cell>
          <table:table-cell table:style-name="ce21" office:value-type="string">
            <text:p>Antonio</text:p>
          </table:table-cell>
          <table:table-cell table:style-name="ce21" office:value-type="string">
            <text:p>Giuseppe</text:p>
          </table:table-cell>
        </table:table-row>
        <table:table-row table:style-name="ro1">
          <table:table-cell/>
          <table:table-cell table:style-name="ce26"/>
          <table:table-cell table:style-name="ce27"/>
          <table:table-cell table:style-name="ce28" table:number-columns-repeated="3"/>
          <table:table-cell table:style-name="ce29"/>
        </table:table-row>
        <table:table-row table:style-name="ro1">
          <table:table-cell/>
          <table:table-cell table:style-name="ce11" office:value-type="string">
            <text:p>Venerdì 1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1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1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1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Venerdì 1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Venerdì 1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Sabato 2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2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2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2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Sabato 2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Sabato 2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Domenica 3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3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3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3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Domenica 3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Domenica 3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Lunedì 4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4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4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4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Lunedì 4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Lunedì 4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Martedì 5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5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5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5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artedì 5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artedì 5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Mercoledì 6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6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6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6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ercoledì 6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ercoledì 6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Giovedì 7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7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7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7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Giovedì 7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Giovedì 7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Venerdì 8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8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8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8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Venerdì 8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Venerdì 8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Sabato 9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9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9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9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Sabato 9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Sabato 9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Domenica 10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10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10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10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Domenica 10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Domenica 10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Lunedì 11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11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11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11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Lunedì 11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Lunedì 11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Martedì 12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12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12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12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artedì 12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artedì 12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Mercoledì 13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13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13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13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ercoledì 13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ercoledì 13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Giovedì 14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14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14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14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Giovedì 14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Giovedì 14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Venerdì 15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15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15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15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Venerdì 15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Venerdì 15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Sabato 16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16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16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16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Sabato 16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Sabato 16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Domenica 17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17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17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17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Domenica 17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Domenica 17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Lunedì 18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18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18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18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Lunedì 18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Lunedì 18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Martedì 19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19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19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19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artedì 19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artedì 19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Mercoledì 20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20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20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20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ercoledì 20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ercoledì 20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Giovedì 21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21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21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21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Giovedì 21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Giovedì 21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Venerdì 22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22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22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22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Venerdì 22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Venerdì 22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Sabato 23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23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23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23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Sabato 23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Sabato 23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Domenica 24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24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24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24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Domenica 24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Domenica 24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Lunedì 25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25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25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25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Lunedì 25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Lunedì 25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Martedì 26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26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26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26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artedì 26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artedì 26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Mercoledì 27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27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27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27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ercoledì 27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ercoledì 27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Giovedì 28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28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28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28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Giovedì 28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Giovedì 28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Venerdì 29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29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29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29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Venerdì 29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Venerdì 29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Sabato 30</text:p>
          </table:table-cell>
          <table:table-cell table:style-name="ce32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30</text:p>
          </table:table-cell>
          <table:table-cell table:style-name="ce32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30</text:p>
          </table:table-cell>
          <table:table-cell table:style-name="ce32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30</text:p>
          </table:table-cell>
          <table:table-cell table:style-name="ce32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Sabato 30</text:p>
          </table:table-cell>
          <table:table-cell table:style-name="ce32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Sabato 30</text:p>
          </table:table-cell>
          <table:table-cell table:style-name="ce32" office:value-type="string">
            <text:p>17:30-19:00</text:p>
          </table:table-cell>
          <table:table-cell table:style-name="ce23" table:number-columns-repeated="4"/>
        </table:table-row>
        <table:table-row table:style-name="ro1" table:number-rows-repeated="2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Domenica 31</text:p>
          </table:table-cell>
          <table:table-cell table:style-name="ce32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31</text:p>
          </table:table-cell>
          <table:table-cell table:style-name="ce32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31</text:p>
          </table:table-cell>
          <table:table-cell table:style-name="ce32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31</text:p>
          </table:table-cell>
          <table:table-cell table:style-name="ce32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Domenica 31</text:p>
          </table:table-cell>
          <table:table-cell table:style-name="ce32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Domenica 31</text:p>
          </table:table-cell>
          <table:table-cell table:style-name="ce32" office:value-type="string">
            <text:p>17:30-19:00</text:p>
          </table:table-cell>
          <table:table-cell table:style-name="ce23" table:number-columns-repeated="4"/>
        </table:table-row>
        <table:table-row table:style-name="ro1" table:number-rows-repeated="2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 table:number-rows-repeated="4">
          <table:table-cell/>
          <table:table-cell table:style-name="ce14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 table:number-rows-repeated="3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 table:number-rows-repeated="4">
          <table:table-cell/>
          <table:table-cell table:style-name="ce14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 table:number-rows-repeated="3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 table:number-rows-repeated="4">
          <table:table-cell/>
          <table:table-cell table:style-name="ce14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 table:number-rows-repeated="3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 table:number-rows-repeated="4">
          <table:table-cell/>
          <table:table-cell table:style-name="ce14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 table:number-rows-repeated="3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 table:number-rows-repeated="104829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ettembre" table:style-name="ta1">
        <office:forms form:automatic-focus="false" form:apply-design-mode="false"/>
        <table:table-column table:style-name="co1" table:default-cell-style-name="Default"/>
        <table:table-column table:style-name="co10" table:default-cell-style-name="ce25"/>
        <table:table-column table:style-name="co11" table:default-cell-style-name="Default"/>
        <table:table-column table:style-name="co14" table:number-columns-repeated="4" table:default-cell-style-name="Default"/>
        <table:table-row table:style-name="ro1">
          <table:table-cell table:number-columns-repeated="7"/>
        </table:table-row>
        <table:table-row table:style-name="ro4">
          <table:table-cell/>
          <table:table-cell table:style-name="ce9" office:value-type="string">
            <text:p>Giorno</text:p>
          </table:table-cell>
          <table:table-cell table:style-name="ce16" office:value-type="string">
            <text:p>Ora</text:p>
          </table:table-cell>
          <table:table-cell table:style-name="ce21" office:value-type="string">
            <text:p>Marcus</text:p>
          </table:table-cell>
          <table:table-cell table:style-name="ce21" office:value-type="string">
            <text:p>Jaqueline</text:p>
          </table:table-cell>
          <table:table-cell table:style-name="ce21" office:value-type="string">
            <text:p>Antonio</text:p>
          </table:table-cell>
          <table:table-cell table:style-name="ce21" office:value-type="string">
            <text:p>Giuseppe</text:p>
          </table:table-cell>
        </table:table-row>
        <table:table-row table:style-name="ro1">
          <table:table-cell/>
          <table:table-cell table:style-name="ce26"/>
          <table:table-cell table:style-name="ce27"/>
          <table:table-cell table:style-name="ce28" table:number-columns-repeated="3"/>
          <table:table-cell table:style-name="ce29"/>
        </table:table-row>
        <table:table-row table:style-name="ro1">
          <table:table-cell/>
          <table:table-cell table:style-name="ce11" office:value-type="string">
            <text:p>Lunedì 1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1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1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1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Lunedì 1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Lunedì 1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Martedì 2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2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2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2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artedì 2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artedì 2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Mercoledì 3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3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3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3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ercoledì 3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ercoledì 3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Giovedì 4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4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4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4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Giovedì 4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Giovedì 4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Venerdì 5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5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5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5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Venerdì 5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Venerdì 5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Sabato 6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6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6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6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Sabato 6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Sabato 6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Domenica 7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7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7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7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Domenica 7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Domenica 7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Lunedì 8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8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8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8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Lunedì 8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Lunedì 8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Martedì 9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9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9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9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artedì 9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artedì 9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Mercoledì 10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10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10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10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ercoledì 10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ercoledì 10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Giovedì 11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11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11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11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Giovedì 11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Giovedì 11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Venerdì 12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12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12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12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Venerdì 12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Venerdì 12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Sabato 13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13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13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13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Sabato 13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Sabato 13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Domenica 14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14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14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14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Domenica 14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Domenica 14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Lunedì 15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15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15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15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Lunedì 15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Lunedì 15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Martedì 16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16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16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16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artedì 16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artedì 16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Mercoledì 17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17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17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17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ercoledì 17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ercoledì 17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Giovedì 18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18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18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18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Giovedì 18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Giovedì 18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Venerdì 19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19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19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19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Venerdì 19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Venerdì 19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Sabato 20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20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20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20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Sabato 20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Sabato 20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Domenica 21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21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21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21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Domenica 21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Domenica 21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Lunedì 22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22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22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22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Lunedì 22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Lunedì 22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Martedì 23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23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23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23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artedì 23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artedì 23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Mercoledì 24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24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24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24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ercoledì 24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ercoledì 24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Giovedì 25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25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25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25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Giovedì 25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Giovedì 25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Venerdì 26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26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26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26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Venerdì 26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Venerdì 26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Sabato 27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27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27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27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Sabato 27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Sabato 27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Domenica 28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28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28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28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Domenica 28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Domenica 28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Lunedì 29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29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29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29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Lunedì 29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Lunedì 29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Martedì 30</text:p>
          </table:table-cell>
          <table:table-cell table:style-name="ce32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30</text:p>
          </table:table-cell>
          <table:table-cell table:style-name="ce32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30</text:p>
          </table:table-cell>
          <table:table-cell table:style-name="ce32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30</text:p>
          </table:table-cell>
          <table:table-cell table:style-name="ce32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artedì 30</text:p>
          </table:table-cell>
          <table:table-cell table:style-name="ce32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artedì 30</text:p>
          </table:table-cell>
          <table:table-cell table:style-name="ce32" office:value-type="string">
            <text:p>17:30-19:00</text:p>
          </table:table-cell>
          <table:table-cell table:style-name="ce23" table:number-columns-repeated="4"/>
        </table:table-row>
        <table:table-row table:style-name="ro1" table:number-rows-repeated="2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 table:number-rows-repeated="4">
          <table:table-cell/>
          <table:table-cell table:style-name="ce14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 table:number-rows-repeated="3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 table:number-rows-repeated="4">
          <table:table-cell/>
          <table:table-cell table:style-name="ce14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 table:number-rows-repeated="3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 table:number-rows-repeated="4">
          <table:table-cell/>
          <table:table-cell table:style-name="ce14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 table:number-rows-repeated="3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 table:number-rows-repeated="4">
          <table:table-cell/>
          <table:table-cell table:style-name="ce14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 table:number-rows-repeated="3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 table:number-rows-repeated="4">
          <table:table-cell/>
          <table:table-cell table:style-name="ce14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 table:number-rows-repeated="3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 table:number-rows-repeated="104829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Ottobre" table:style-name="ta1">
        <office:forms form:automatic-focus="false" form:apply-design-mode="false"/>
        <table:table-column table:style-name="co1" table:default-cell-style-name="Default"/>
        <table:table-column table:style-name="co10" table:default-cell-style-name="ce25"/>
        <table:table-column table:style-name="co11" table:default-cell-style-name="Default"/>
        <table:table-column table:style-name="co14" table:number-columns-repeated="4" table:default-cell-style-name="Default"/>
        <table:table-row table:style-name="ro1">
          <table:table-cell table:number-columns-repeated="7"/>
        </table:table-row>
        <table:table-row table:style-name="ro4">
          <table:table-cell/>
          <table:table-cell table:style-name="ce9" office:value-type="string">
            <text:p>Giorno</text:p>
          </table:table-cell>
          <table:table-cell table:style-name="ce16" office:value-type="string">
            <text:p>Ora</text:p>
          </table:table-cell>
          <table:table-cell table:style-name="ce21" office:value-type="string">
            <text:p>Marcus</text:p>
          </table:table-cell>
          <table:table-cell table:style-name="ce21" office:value-type="string">
            <text:p>Jaqueline</text:p>
          </table:table-cell>
          <table:table-cell table:style-name="ce21" office:value-type="string">
            <text:p>Antonio</text:p>
          </table:table-cell>
          <table:table-cell table:style-name="ce21" office:value-type="string">
            <text:p>Giuseppe</text:p>
          </table:table-cell>
        </table:table-row>
        <table:table-row table:style-name="ro1">
          <table:table-cell/>
          <table:table-cell table:style-name="ce26"/>
          <table:table-cell table:style-name="ce27"/>
          <table:table-cell table:style-name="ce28" table:number-columns-repeated="3"/>
          <table:table-cell table:style-name="ce29"/>
        </table:table-row>
        <table:table-row table:style-name="ro1">
          <table:table-cell/>
          <table:table-cell table:style-name="ce11" office:value-type="string">
            <text:p>Mercoledì 1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1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1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1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ercoledì 1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ercoledì 1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Giovedì 2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2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2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2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Giovedì 2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Giovedì 2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Venerdì 3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3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3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3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Venerdì 3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Venerdì 3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Sabato 4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4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4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4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Sabato 4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Sabato 4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Domenica 5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5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5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5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Domenica 5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Domenica 5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Lunedì 6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6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6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6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Lunedì 6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Lunedì 6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Martedì 7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7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7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7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artedì 7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artedì 7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Mercoledì 8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8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8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8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ercoledì 8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ercoledì 8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Giovedì 9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9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9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9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Giovedì 9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Giovedì 9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Venerdì 10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10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10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10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Venerdì 10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Venerdì 10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Sabato 11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11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11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11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Sabato 11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Sabato 11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Domenica 12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12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12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12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Domenica 12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Domenica 12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Lunedì 13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13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13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13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Lunedì 13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Lunedì 13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Martedì 14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14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14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14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artedì 14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artedì 14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Mercoledì 15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15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15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15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ercoledì 15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ercoledì 15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Giovedì 16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16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16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16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Giovedì 16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Giovedì 16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Venerdì 17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17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17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17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Venerdì 17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Venerdì 17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Sabato 18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18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18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18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Sabato 18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Sabato 18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Domenica 19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19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19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19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Domenica 19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Domenica 19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Lunedì 20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20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20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20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Lunedì 20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Lunedì 20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Martedì 21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21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21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21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artedì 21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artedì 21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Mercoledì 22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22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22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22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ercoledì 22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ercoledì 22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Giovedì 23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23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23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23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Giovedì 23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Giovedì 23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Venerdì 24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24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24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24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Venerdì 24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Venerdì 24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Sabato 25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25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25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Sabato 25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Sabato 25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Sabato 25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Domenica 26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26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26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Domenica 26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Domenica 26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Domenica 26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Lunedì 27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27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27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Lunedì 27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Lunedì 27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Lunedì 27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Martedì 28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28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28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artedì 28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artedì 28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artedì 28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Mercoledì 29</text:p>
          </table:table-cell>
          <table:table-cell table:style-name="ce18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29</text:p>
          </table:table-cell>
          <table:table-cell table:style-name="ce18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29</text:p>
          </table:table-cell>
          <table:table-cell table:style-name="ce18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Mercoledì 29</text:p>
          </table:table-cell>
          <table:table-cell table:style-name="ce18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ercoledì 29</text:p>
          </table:table-cell>
          <table:table-cell table:style-name="ce18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Mercoledì 29</text:p>
          </table:table-cell>
          <table:table-cell table:style-name="ce18" office:value-type="string">
            <text:p>17:30-19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Giovedì 30</text:p>
          </table:table-cell>
          <table:table-cell table:style-name="ce32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30</text:p>
          </table:table-cell>
          <table:table-cell table:style-name="ce32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30</text:p>
          </table:table-cell>
          <table:table-cell table:style-name="ce32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Giovedì 30</text:p>
          </table:table-cell>
          <table:table-cell table:style-name="ce32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Giovedì 30</text:p>
          </table:table-cell>
          <table:table-cell table:style-name="ce32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Giovedì 30</text:p>
          </table:table-cell>
          <table:table-cell table:style-name="ce32" office:value-type="string">
            <text:p>17:30-19:00</text:p>
          </table:table-cell>
          <table:table-cell table:style-name="ce23" table:number-columns-repeated="4"/>
        </table:table-row>
        <table:table-row table:style-name="ro1" table:number-rows-repeated="2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1" office:value-type="string">
            <text:p>Venerdì 31</text:p>
          </table:table-cell>
          <table:table-cell table:style-name="ce32" office:value-type="string">
            <text:p>8:30-10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31</text:p>
          </table:table-cell>
          <table:table-cell table:style-name="ce32" office:value-type="string">
            <text:p>10:30-12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31</text:p>
          </table:table-cell>
          <table:table-cell table:style-name="ce32" office:value-type="string">
            <text:p>12:00-13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1" office:value-type="string">
            <text:p>Venerdì 31</text:p>
          </table:table-cell>
          <table:table-cell table:style-name="ce32" office:value-type="string">
            <text:p>14:30-16:0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Venerdì 31</text:p>
          </table:table-cell>
          <table:table-cell table:style-name="ce32" office:value-type="string">
            <text:p>16:00-17:30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12" office:value-type="string">
            <text:p>Venerdì 31</text:p>
          </table:table-cell>
          <table:table-cell table:style-name="ce32" office:value-type="string">
            <text:p>17:30-19:00</text:p>
          </table:table-cell>
          <table:table-cell table:style-name="ce23" table:number-columns-repeated="4"/>
        </table:table-row>
        <table:table-row table:style-name="ro1" table:number-rows-repeated="2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 table:number-rows-repeated="4">
          <table:table-cell/>
          <table:table-cell table:style-name="ce14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 table:number-rows-repeated="3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 table:number-rows-repeated="4">
          <table:table-cell/>
          <table:table-cell table:style-name="ce14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 table:number-rows-repeated="3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 table:number-rows-repeated="4">
          <table:table-cell/>
          <table:table-cell table:style-name="ce14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 table:number-rows-repeated="3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 table:number-rows-repeated="4">
          <table:table-cell/>
          <table:table-cell table:style-name="ce14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 table:number-rows-repeated="3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 table:number-rows-repeated="104829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Novembre" table:style-name="ta1">
        <office:forms form:automatic-focus="false" form:apply-design-mode="false"/>
        <table:table-column table:style-name="co1" table:default-cell-style-name="Default"/>
        <table:table-column table:style-name="co15" table:default-cell-style-name="ce11"/>
        <table:table-column table:style-name="co11" table:default-cell-style-name="ce18"/>
        <table:table-column table:style-name="co14" table:number-columns-repeated="4" table:default-cell-style-name="ce23"/>
        <table:table-row table:style-name="ro1">
          <table:table-cell/>
          <table:table-cell table:style-name="Default" table:number-columns-repeated="6"/>
        </table:table-row>
        <table:table-row table:style-name="ro4">
          <table:table-cell/>
          <table:table-cell table:style-name="ce9" office:value-type="string">
            <text:p>Giorno</text:p>
          </table:table-cell>
          <table:table-cell table:style-name="ce16" office:value-type="string">
            <text:p>Ora</text:p>
          </table:table-cell>
          <table:table-cell table:style-name="ce21" office:value-type="string">
            <text:p>Marcus</text:p>
          </table:table-cell>
          <table:table-cell table:style-name="ce21" office:value-type="string">
            <text:p>Jaqueline</text:p>
          </table:table-cell>
          <table:table-cell table:style-name="ce21" office:value-type="string">
            <text:p>Antonio</text:p>
          </table:table-cell>
          <table:table-cell table:style-name="ce21" office:value-type="string">
            <text:p>Giuseppe</text:p>
          </table:table-cell>
        </table:table-row>
        <table:table-row table:style-name="ro1">
          <table:table-cell/>
          <table:table-cell table:style-name="ce26"/>
          <table:table-cell table:style-name="ce27"/>
          <table:table-cell table:style-name="ce28" table:number-columns-repeated="3"/>
          <table:table-cell table:style-name="ce29"/>
        </table:table-row>
        <table:table-row table:style-name="ro1">
          <table:table-cell/>
          <table:table-cell office:value-type="string">
            <text:p>Sabato 1</text:p>
          </table:table-cell>
          <table:table-cell office:value-type="string">
            <text:p>8:30-10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abato 1</text:p>
          </table:table-cell>
          <table:table-cell office:value-type="string">
            <text:p>10:30-12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abato 1</text:p>
          </table:table-cell>
          <table:table-cell office:value-type="string">
            <text:p>12:00-13: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abato 1</text:p>
          </table:table-cell>
          <table:table-cell office:value-type="string">
            <text:p>14:30-16:0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Sabato 1</text:p>
          </table:table-cell>
          <table:table-cell office:value-type="string">
            <text:p>16:00-17:3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Sabato 1</text:p>
          </table:table-cell>
          <table:table-cell office:value-type="string">
            <text:p>17:30-19:00</text:p>
          </table:table-cell>
          <table:table-cell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office:value-type="string">
            <text:p>Domenica 2</text:p>
          </table:table-cell>
          <table:table-cell office:value-type="string">
            <text:p>8:30-10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omenica 2</text:p>
          </table:table-cell>
          <table:table-cell office:value-type="string">
            <text:p>10:30-12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omenica 2</text:p>
          </table:table-cell>
          <table:table-cell office:value-type="string">
            <text:p>12:00-13: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omenica 2</text:p>
          </table:table-cell>
          <table:table-cell office:value-type="string">
            <text:p>14:30-16:0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Domenica 2</text:p>
          </table:table-cell>
          <table:table-cell office:value-type="string">
            <text:p>16:00-17:3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Domenica 2</text:p>
          </table:table-cell>
          <table:table-cell office:value-type="string">
            <text:p>17:30-19:00</text:p>
          </table:table-cell>
          <table:table-cell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office:value-type="string">
            <text:p>Lunedì 3</text:p>
          </table:table-cell>
          <table:table-cell office:value-type="string">
            <text:p>8:30-10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unedì 3</text:p>
          </table:table-cell>
          <table:table-cell office:value-type="string">
            <text:p>10:30-12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unedì 3</text:p>
          </table:table-cell>
          <table:table-cell office:value-type="string">
            <text:p>12:00-13: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unedì 3</text:p>
          </table:table-cell>
          <table:table-cell office:value-type="string">
            <text:p>14:30-16:0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Lunedì 3</text:p>
          </table:table-cell>
          <table:table-cell office:value-type="string">
            <text:p>16:00-17:3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Lunedì 3</text:p>
          </table:table-cell>
          <table:table-cell office:value-type="string">
            <text:p>17:30-19:00</text:p>
          </table:table-cell>
          <table:table-cell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office:value-type="string">
            <text:p>Martedì 4</text:p>
          </table:table-cell>
          <table:table-cell office:value-type="string">
            <text:p>8:30-10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rtedì 4</text:p>
          </table:table-cell>
          <table:table-cell office:value-type="string">
            <text:p>10:30-12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rtedì 4</text:p>
          </table:table-cell>
          <table:table-cell office:value-type="string">
            <text:p>12:00-13: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rtedì 4</text:p>
          </table:table-cell>
          <table:table-cell office:value-type="string">
            <text:p>14:30-16:0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Martedì 4</text:p>
          </table:table-cell>
          <table:table-cell office:value-type="string">
            <text:p>16:00-17:3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Martedì 4</text:p>
          </table:table-cell>
          <table:table-cell office:value-type="string">
            <text:p>17:30-19:00</text:p>
          </table:table-cell>
          <table:table-cell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office:value-type="string">
            <text:p>Mercoledì 5</text:p>
          </table:table-cell>
          <table:table-cell office:value-type="string">
            <text:p>8:30-10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ercoledì 5</text:p>
          </table:table-cell>
          <table:table-cell office:value-type="string">
            <text:p>10:30-12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ercoledì 5</text:p>
          </table:table-cell>
          <table:table-cell office:value-type="string">
            <text:p>12:00-13: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ercoledì 5</text:p>
          </table:table-cell>
          <table:table-cell office:value-type="string">
            <text:p>14:30-16:0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Mercoledì 5</text:p>
          </table:table-cell>
          <table:table-cell office:value-type="string">
            <text:p>16:00-17:3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Mercoledì 5</text:p>
          </table:table-cell>
          <table:table-cell office:value-type="string">
            <text:p>17:30-19:00</text:p>
          </table:table-cell>
          <table:table-cell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office:value-type="string">
            <text:p>Giovedì 6</text:p>
          </table:table-cell>
          <table:table-cell office:value-type="string">
            <text:p>8:30-10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iovedì 6</text:p>
          </table:table-cell>
          <table:table-cell office:value-type="string">
            <text:p>10:30-12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iovedì 6</text:p>
          </table:table-cell>
          <table:table-cell office:value-type="string">
            <text:p>12:00-13: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iovedì 6</text:p>
          </table:table-cell>
          <table:table-cell office:value-type="string">
            <text:p>14:30-16:0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Giovedì 6</text:p>
          </table:table-cell>
          <table:table-cell office:value-type="string">
            <text:p>16:00-17:3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Giovedì 6</text:p>
          </table:table-cell>
          <table:table-cell office:value-type="string">
            <text:p>17:30-19:00</text:p>
          </table:table-cell>
          <table:table-cell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office:value-type="string">
            <text:p>Venerdì 7</text:p>
          </table:table-cell>
          <table:table-cell office:value-type="string">
            <text:p>8:30-10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enerdì 7</text:p>
          </table:table-cell>
          <table:table-cell office:value-type="string">
            <text:p>10:30-12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enerdì 7</text:p>
          </table:table-cell>
          <table:table-cell office:value-type="string">
            <text:p>12:00-13: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enerdì 7</text:p>
          </table:table-cell>
          <table:table-cell office:value-type="string">
            <text:p>14:30-16:0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Venerdì 7</text:p>
          </table:table-cell>
          <table:table-cell office:value-type="string">
            <text:p>16:00-17:3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Venerdì 7</text:p>
          </table:table-cell>
          <table:table-cell office:value-type="string">
            <text:p>17:30-19:00</text:p>
          </table:table-cell>
          <table:table-cell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office:value-type="string">
            <text:p>Sabato 8</text:p>
          </table:table-cell>
          <table:table-cell office:value-type="string">
            <text:p>8:30-10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abato 8</text:p>
          </table:table-cell>
          <table:table-cell office:value-type="string">
            <text:p>10:30-12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abato 8</text:p>
          </table:table-cell>
          <table:table-cell office:value-type="string">
            <text:p>12:00-13: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abato 8</text:p>
          </table:table-cell>
          <table:table-cell office:value-type="string">
            <text:p>14:30-16:0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Sabato 8</text:p>
          </table:table-cell>
          <table:table-cell office:value-type="string">
            <text:p>16:00-17:3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Sabato 8</text:p>
          </table:table-cell>
          <table:table-cell office:value-type="string">
            <text:p>17:30-19:00</text:p>
          </table:table-cell>
          <table:table-cell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office:value-type="string">
            <text:p>Domenica 9</text:p>
          </table:table-cell>
          <table:table-cell office:value-type="string">
            <text:p>8:30-10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omenica 9</text:p>
          </table:table-cell>
          <table:table-cell office:value-type="string">
            <text:p>10:30-12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omenica 9</text:p>
          </table:table-cell>
          <table:table-cell office:value-type="string">
            <text:p>12:00-13: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omenica 9</text:p>
          </table:table-cell>
          <table:table-cell office:value-type="string">
            <text:p>14:30-16:0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Domenica 9</text:p>
          </table:table-cell>
          <table:table-cell office:value-type="string">
            <text:p>16:00-17:3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Domenica 9</text:p>
          </table:table-cell>
          <table:table-cell office:value-type="string">
            <text:p>17:30-19:00</text:p>
          </table:table-cell>
          <table:table-cell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office:value-type="string">
            <text:p>Lunedì 10</text:p>
          </table:table-cell>
          <table:table-cell office:value-type="string">
            <text:p>8:30-10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unedì 10</text:p>
          </table:table-cell>
          <table:table-cell office:value-type="string">
            <text:p>10:30-12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unedì 10</text:p>
          </table:table-cell>
          <table:table-cell office:value-type="string">
            <text:p>12:00-13: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unedì 10</text:p>
          </table:table-cell>
          <table:table-cell office:value-type="string">
            <text:p>14:30-16:0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Lunedì 10</text:p>
          </table:table-cell>
          <table:table-cell office:value-type="string">
            <text:p>16:00-17:3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Lunedì 10</text:p>
          </table:table-cell>
          <table:table-cell office:value-type="string">
            <text:p>17:30-19:00</text:p>
          </table:table-cell>
          <table:table-cell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office:value-type="string">
            <text:p>Martedì 11</text:p>
          </table:table-cell>
          <table:table-cell office:value-type="string">
            <text:p>8:30-10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rtedì 11</text:p>
          </table:table-cell>
          <table:table-cell office:value-type="string">
            <text:p>10:30-12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rtedì 11</text:p>
          </table:table-cell>
          <table:table-cell office:value-type="string">
            <text:p>12:00-13: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rtedì 11</text:p>
          </table:table-cell>
          <table:table-cell office:value-type="string">
            <text:p>14:30-16:0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Martedì 11</text:p>
          </table:table-cell>
          <table:table-cell office:value-type="string">
            <text:p>16:00-17:3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Martedì 11</text:p>
          </table:table-cell>
          <table:table-cell office:value-type="string">
            <text:p>17:30-19:00</text:p>
          </table:table-cell>
          <table:table-cell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office:value-type="string">
            <text:p>Mercoledì 12</text:p>
          </table:table-cell>
          <table:table-cell office:value-type="string">
            <text:p>8:30-10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ercoledì 12</text:p>
          </table:table-cell>
          <table:table-cell office:value-type="string">
            <text:p>10:30-12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ercoledì 12</text:p>
          </table:table-cell>
          <table:table-cell office:value-type="string">
            <text:p>12:00-13: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ercoledì 12</text:p>
          </table:table-cell>
          <table:table-cell office:value-type="string">
            <text:p>14:30-16:0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Mercoledì 12</text:p>
          </table:table-cell>
          <table:table-cell office:value-type="string">
            <text:p>16:00-17:3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Mercoledì 12</text:p>
          </table:table-cell>
          <table:table-cell office:value-type="string">
            <text:p>17:30-19:00</text:p>
          </table:table-cell>
          <table:table-cell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office:value-type="string">
            <text:p>Giovedì 13</text:p>
          </table:table-cell>
          <table:table-cell office:value-type="string">
            <text:p>8:30-10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iovedì 13</text:p>
          </table:table-cell>
          <table:table-cell office:value-type="string">
            <text:p>10:30-12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iovedì 13</text:p>
          </table:table-cell>
          <table:table-cell office:value-type="string">
            <text:p>12:00-13: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iovedì 13</text:p>
          </table:table-cell>
          <table:table-cell office:value-type="string">
            <text:p>14:30-16:0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Giovedì 13</text:p>
          </table:table-cell>
          <table:table-cell office:value-type="string">
            <text:p>16:00-17:3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Giovedì 13</text:p>
          </table:table-cell>
          <table:table-cell office:value-type="string">
            <text:p>17:30-19:00</text:p>
          </table:table-cell>
          <table:table-cell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office:value-type="string">
            <text:p>Venerdì 14</text:p>
          </table:table-cell>
          <table:table-cell office:value-type="string">
            <text:p>8:30-10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enerdì 14</text:p>
          </table:table-cell>
          <table:table-cell office:value-type="string">
            <text:p>10:30-12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enerdì 14</text:p>
          </table:table-cell>
          <table:table-cell office:value-type="string">
            <text:p>12:00-13: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enerdì 14</text:p>
          </table:table-cell>
          <table:table-cell office:value-type="string">
            <text:p>14:30-16:0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Venerdì 14</text:p>
          </table:table-cell>
          <table:table-cell office:value-type="string">
            <text:p>16:00-17:3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Venerdì 14</text:p>
          </table:table-cell>
          <table:table-cell office:value-type="string">
            <text:p>17:30-19:00</text:p>
          </table:table-cell>
          <table:table-cell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office:value-type="string">
            <text:p>Sabato 15</text:p>
          </table:table-cell>
          <table:table-cell office:value-type="string">
            <text:p>8:30-10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abato 15</text:p>
          </table:table-cell>
          <table:table-cell office:value-type="string">
            <text:p>10:30-12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abato 15</text:p>
          </table:table-cell>
          <table:table-cell office:value-type="string">
            <text:p>12:00-13: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abato 15</text:p>
          </table:table-cell>
          <table:table-cell office:value-type="string">
            <text:p>14:30-16:0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Sabato 15</text:p>
          </table:table-cell>
          <table:table-cell office:value-type="string">
            <text:p>16:00-17:3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Sabato 15</text:p>
          </table:table-cell>
          <table:table-cell office:value-type="string">
            <text:p>17:30-19:00</text:p>
          </table:table-cell>
          <table:table-cell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office:value-type="string">
            <text:p>Domenica 16</text:p>
          </table:table-cell>
          <table:table-cell office:value-type="string">
            <text:p>8:30-10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omenica 16</text:p>
          </table:table-cell>
          <table:table-cell office:value-type="string">
            <text:p>10:30-12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omenica 16</text:p>
          </table:table-cell>
          <table:table-cell office:value-type="string">
            <text:p>12:00-13: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omenica 16</text:p>
          </table:table-cell>
          <table:table-cell office:value-type="string">
            <text:p>14:30-16:0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Domenica 16</text:p>
          </table:table-cell>
          <table:table-cell office:value-type="string">
            <text:p>16:00-17:3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Domenica 16</text:p>
          </table:table-cell>
          <table:table-cell office:value-type="string">
            <text:p>17:30-19:00</text:p>
          </table:table-cell>
          <table:table-cell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office:value-type="string">
            <text:p>Lunedì 17</text:p>
          </table:table-cell>
          <table:table-cell office:value-type="string">
            <text:p>8:30-10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unedì 17</text:p>
          </table:table-cell>
          <table:table-cell office:value-type="string">
            <text:p>10:30-12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unedì 17</text:p>
          </table:table-cell>
          <table:table-cell office:value-type="string">
            <text:p>12:00-13: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unedì 17</text:p>
          </table:table-cell>
          <table:table-cell office:value-type="string">
            <text:p>14:30-16:0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Lunedì 17</text:p>
          </table:table-cell>
          <table:table-cell office:value-type="string">
            <text:p>16:00-17:3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Lunedì 17</text:p>
          </table:table-cell>
          <table:table-cell office:value-type="string">
            <text:p>17:30-19:00</text:p>
          </table:table-cell>
          <table:table-cell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office:value-type="string">
            <text:p>Martedì 18</text:p>
          </table:table-cell>
          <table:table-cell office:value-type="string">
            <text:p>8:30-10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rtedì 18</text:p>
          </table:table-cell>
          <table:table-cell office:value-type="string">
            <text:p>10:30-12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rtedì 18</text:p>
          </table:table-cell>
          <table:table-cell office:value-type="string">
            <text:p>12:00-13: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rtedì 18</text:p>
          </table:table-cell>
          <table:table-cell office:value-type="string">
            <text:p>14:30-16:0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Martedì 18</text:p>
          </table:table-cell>
          <table:table-cell office:value-type="string">
            <text:p>16:00-17:3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Martedì 18</text:p>
          </table:table-cell>
          <table:table-cell office:value-type="string">
            <text:p>17:30-19:00</text:p>
          </table:table-cell>
          <table:table-cell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office:value-type="string">
            <text:p>Mercoledì 19</text:p>
          </table:table-cell>
          <table:table-cell office:value-type="string">
            <text:p>8:30-10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ercoledì 19</text:p>
          </table:table-cell>
          <table:table-cell office:value-type="string">
            <text:p>10:30-12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ercoledì 19</text:p>
          </table:table-cell>
          <table:table-cell office:value-type="string">
            <text:p>12:00-13: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ercoledì 19</text:p>
          </table:table-cell>
          <table:table-cell office:value-type="string">
            <text:p>14:30-16:0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Mercoledì 19</text:p>
          </table:table-cell>
          <table:table-cell office:value-type="string">
            <text:p>16:00-17:3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Mercoledì 19</text:p>
          </table:table-cell>
          <table:table-cell office:value-type="string">
            <text:p>17:30-19:00</text:p>
          </table:table-cell>
          <table:table-cell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office:value-type="string">
            <text:p>Giovedì 20</text:p>
          </table:table-cell>
          <table:table-cell office:value-type="string">
            <text:p>8:30-10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iovedì 20</text:p>
          </table:table-cell>
          <table:table-cell office:value-type="string">
            <text:p>10:30-12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iovedì 20</text:p>
          </table:table-cell>
          <table:table-cell office:value-type="string">
            <text:p>12:00-13: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iovedì 20</text:p>
          </table:table-cell>
          <table:table-cell office:value-type="string">
            <text:p>14:30-16:0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Giovedì 20</text:p>
          </table:table-cell>
          <table:table-cell office:value-type="string">
            <text:p>16:00-17:3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Giovedì 20</text:p>
          </table:table-cell>
          <table:table-cell office:value-type="string">
            <text:p>17:30-19:00</text:p>
          </table:table-cell>
          <table:table-cell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office:value-type="string">
            <text:p>Venerdì 21</text:p>
          </table:table-cell>
          <table:table-cell office:value-type="string">
            <text:p>8:30-10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enerdì 21</text:p>
          </table:table-cell>
          <table:table-cell office:value-type="string">
            <text:p>10:30-12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enerdì 21</text:p>
          </table:table-cell>
          <table:table-cell office:value-type="string">
            <text:p>12:00-13: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enerdì 21</text:p>
          </table:table-cell>
          <table:table-cell office:value-type="string">
            <text:p>14:30-16:0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Venerdì 21</text:p>
          </table:table-cell>
          <table:table-cell office:value-type="string">
            <text:p>16:00-17:3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Venerdì 21</text:p>
          </table:table-cell>
          <table:table-cell office:value-type="string">
            <text:p>17:30-19:00</text:p>
          </table:table-cell>
          <table:table-cell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office:value-type="string">
            <text:p>Sabato 22</text:p>
          </table:table-cell>
          <table:table-cell office:value-type="string">
            <text:p>8:30-10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abato 22</text:p>
          </table:table-cell>
          <table:table-cell office:value-type="string">
            <text:p>10:30-12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abato 22</text:p>
          </table:table-cell>
          <table:table-cell office:value-type="string">
            <text:p>12:00-13: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abato 22</text:p>
          </table:table-cell>
          <table:table-cell office:value-type="string">
            <text:p>14:30-16:0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Sabato 22</text:p>
          </table:table-cell>
          <table:table-cell office:value-type="string">
            <text:p>16:00-17:3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Sabato 22</text:p>
          </table:table-cell>
          <table:table-cell office:value-type="string">
            <text:p>17:30-19:00</text:p>
          </table:table-cell>
          <table:table-cell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office:value-type="string">
            <text:p>Domenica 23</text:p>
          </table:table-cell>
          <table:table-cell office:value-type="string">
            <text:p>8:30-10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omenica 23</text:p>
          </table:table-cell>
          <table:table-cell office:value-type="string">
            <text:p>10:30-12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omenica 23</text:p>
          </table:table-cell>
          <table:table-cell office:value-type="string">
            <text:p>12:00-13: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omenica 23</text:p>
          </table:table-cell>
          <table:table-cell office:value-type="string">
            <text:p>14:30-16:0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Domenica 23</text:p>
          </table:table-cell>
          <table:table-cell office:value-type="string">
            <text:p>16:00-17:3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Domenica 23</text:p>
          </table:table-cell>
          <table:table-cell office:value-type="string">
            <text:p>17:30-19:00</text:p>
          </table:table-cell>
          <table:table-cell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office:value-type="string">
            <text:p>Lunedì 24</text:p>
          </table:table-cell>
          <table:table-cell office:value-type="string">
            <text:p>8:30-10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unedì 24</text:p>
          </table:table-cell>
          <table:table-cell office:value-type="string">
            <text:p>10:30-12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unedì 24</text:p>
          </table:table-cell>
          <table:table-cell office:value-type="string">
            <text:p>12:00-13: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unedì 24</text:p>
          </table:table-cell>
          <table:table-cell office:value-type="string">
            <text:p>14:30-16:0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Lunedì 24</text:p>
          </table:table-cell>
          <table:table-cell office:value-type="string">
            <text:p>16:00-17:3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Lunedì 24</text:p>
          </table:table-cell>
          <table:table-cell office:value-type="string">
            <text:p>17:30-19:00</text:p>
          </table:table-cell>
          <table:table-cell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office:value-type="string">
            <text:p>Martedì 25</text:p>
          </table:table-cell>
          <table:table-cell office:value-type="string">
            <text:p>8:30-10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rtedì 25</text:p>
          </table:table-cell>
          <table:table-cell office:value-type="string">
            <text:p>10:30-12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rtedì 25</text:p>
          </table:table-cell>
          <table:table-cell office:value-type="string">
            <text:p>12:00-13: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rtedì 25</text:p>
          </table:table-cell>
          <table:table-cell office:value-type="string">
            <text:p>14:30-16:0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Martedì 25</text:p>
          </table:table-cell>
          <table:table-cell office:value-type="string">
            <text:p>16:00-17:3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Martedì 25</text:p>
          </table:table-cell>
          <table:table-cell office:value-type="string">
            <text:p>17:30-19:00</text:p>
          </table:table-cell>
          <table:table-cell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office:value-type="string">
            <text:p>Mercoledì 26</text:p>
          </table:table-cell>
          <table:table-cell office:value-type="string">
            <text:p>8:30-10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ercoledì 26</text:p>
          </table:table-cell>
          <table:table-cell office:value-type="string">
            <text:p>10:30-12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ercoledì 26</text:p>
          </table:table-cell>
          <table:table-cell office:value-type="string">
            <text:p>12:00-13: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ercoledì 26</text:p>
          </table:table-cell>
          <table:table-cell office:value-type="string">
            <text:p>14:30-16:0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Mercoledì 26</text:p>
          </table:table-cell>
          <table:table-cell office:value-type="string">
            <text:p>16:00-17:3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Mercoledì 26</text:p>
          </table:table-cell>
          <table:table-cell office:value-type="string">
            <text:p>17:30-19:00</text:p>
          </table:table-cell>
          <table:table-cell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office:value-type="string">
            <text:p>Giovedì 27</text:p>
          </table:table-cell>
          <table:table-cell office:value-type="string">
            <text:p>8:30-10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iovedì 27</text:p>
          </table:table-cell>
          <table:table-cell office:value-type="string">
            <text:p>10:30-12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iovedì 27</text:p>
          </table:table-cell>
          <table:table-cell office:value-type="string">
            <text:p>12:00-13: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iovedì 27</text:p>
          </table:table-cell>
          <table:table-cell office:value-type="string">
            <text:p>14:30-16:0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Giovedì 27</text:p>
          </table:table-cell>
          <table:table-cell office:value-type="string">
            <text:p>16:00-17:3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Giovedì 27</text:p>
          </table:table-cell>
          <table:table-cell office:value-type="string">
            <text:p>17:30-19:00</text:p>
          </table:table-cell>
          <table:table-cell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office:value-type="string">
            <text:p>Venerdì 28</text:p>
          </table:table-cell>
          <table:table-cell office:value-type="string">
            <text:p>8:30-10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enerdì 28</text:p>
          </table:table-cell>
          <table:table-cell office:value-type="string">
            <text:p>10:30-12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enerdì 28</text:p>
          </table:table-cell>
          <table:table-cell office:value-type="string">
            <text:p>12:00-13: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enerdì 28</text:p>
          </table:table-cell>
          <table:table-cell office:value-type="string">
            <text:p>14:30-16:0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Venerdì 28</text:p>
          </table:table-cell>
          <table:table-cell office:value-type="string">
            <text:p>16:00-17:3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Venerdì 28</text:p>
          </table:table-cell>
          <table:table-cell office:value-type="string">
            <text:p>17:30-19:00</text:p>
          </table:table-cell>
          <table:table-cell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office:value-type="string">
            <text:p>Sabato 29</text:p>
          </table:table-cell>
          <table:table-cell office:value-type="string">
            <text:p>8:30-10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abato 29</text:p>
          </table:table-cell>
          <table:table-cell office:value-type="string">
            <text:p>10:30-12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abato 29</text:p>
          </table:table-cell>
          <table:table-cell office:value-type="string">
            <text:p>12:00-13: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abato 29</text:p>
          </table:table-cell>
          <table:table-cell office:value-type="string">
            <text:p>14:30-16:0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Sabato 29</text:p>
          </table:table-cell>
          <table:table-cell office:value-type="string">
            <text:p>16:00-17:3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Sabato 29</text:p>
          </table:table-cell>
          <table:table-cell office:value-type="string">
            <text:p>17:30-19:00</text:p>
          </table:table-cell>
          <table:table-cell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office:value-type="string">
            <text:p>Domenica 30</text:p>
          </table:table-cell>
          <table:table-cell table:style-name="ce32" office:value-type="string">
            <text:p>8:30-10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omenica 30</text:p>
          </table:table-cell>
          <table:table-cell table:style-name="ce32" office:value-type="string">
            <text:p>10:30-12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omenica 30</text:p>
          </table:table-cell>
          <table:table-cell table:style-name="ce32" office:value-type="string">
            <text:p>12:00-13: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omenica 30</text:p>
          </table:table-cell>
          <table:table-cell table:style-name="ce32" office:value-type="string">
            <text:p>14:30-16:0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Domenica 30</text:p>
          </table:table-cell>
          <table:table-cell table:style-name="ce32" office:value-type="string">
            <text:p>16:00-17:3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Domenica 30</text:p>
          </table:table-cell>
          <table:table-cell table:style-name="ce32" office:value-type="string">
            <text:p>17:30-19:00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 table:number-rows-repeated="4">
          <table:table-cell/>
          <table:table-cell table:style-name="ce14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</table:table>
      <table:table table:name="Dicembre" table:style-name="ta1">
        <office:forms form:automatic-focus="false" form:apply-design-mode="false"/>
        <table:table-column table:style-name="co1" table:default-cell-style-name="Default"/>
        <table:table-column table:style-name="co15" table:default-cell-style-name="ce11"/>
        <table:table-column table:style-name="co16" table:default-cell-style-name="ce18"/>
        <table:table-column table:style-name="co17" table:number-columns-repeated="4" table:default-cell-style-name="ce23"/>
        <table:table-row table:style-name="ro1">
          <table:table-cell/>
          <table:table-cell table:style-name="Default" table:number-columns-repeated="6"/>
        </table:table-row>
        <table:table-row table:style-name="ro4">
          <table:table-cell/>
          <table:table-cell table:style-name="ce9" office:value-type="string">
            <text:p>Giorno</text:p>
          </table:table-cell>
          <table:table-cell table:style-name="ce16" office:value-type="string">
            <text:p>Ora</text:p>
          </table:table-cell>
          <table:table-cell table:style-name="ce21" office:value-type="string">
            <text:p>Marcus</text:p>
          </table:table-cell>
          <table:table-cell table:style-name="ce21" office:value-type="string">
            <text:p>Jaqueline</text:p>
          </table:table-cell>
          <table:table-cell table:style-name="ce21" office:value-type="string">
            <text:p>Antonio</text:p>
          </table:table-cell>
          <table:table-cell table:style-name="ce21" office:value-type="string">
            <text:p>Giuseppe</text:p>
          </table:table-cell>
        </table:table-row>
        <table:table-row table:style-name="ro1">
          <table:table-cell/>
          <table:table-cell table:style-name="ce26"/>
          <table:table-cell table:style-name="ce27"/>
          <table:table-cell table:style-name="ce28" table:number-columns-repeated="3"/>
          <table:table-cell table:style-name="ce29"/>
        </table:table-row>
        <table:table-row table:style-name="ro1">
          <table:table-cell/>
          <table:table-cell office:value-type="string">
            <text:p>Lunedì 1</text:p>
          </table:table-cell>
          <table:table-cell office:value-type="string">
            <text:p>8:30-10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unedì 1</text:p>
          </table:table-cell>
          <table:table-cell office:value-type="string">
            <text:p>10:30-12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unedì 1</text:p>
          </table:table-cell>
          <table:table-cell office:value-type="string">
            <text:p>12:00-13: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unedì 1</text:p>
          </table:table-cell>
          <table:table-cell office:value-type="string">
            <text:p>14:30-16:0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Lunedì 1</text:p>
          </table:table-cell>
          <table:table-cell office:value-type="string">
            <text:p>16:00-17:3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Lunedì 1</text:p>
          </table:table-cell>
          <table:table-cell office:value-type="string">
            <text:p>17:30-19:00</text:p>
          </table:table-cell>
          <table:table-cell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office:value-type="string">
            <text:p>Martedì 2</text:p>
          </table:table-cell>
          <table:table-cell office:value-type="string">
            <text:p>8:30-10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rtedì 2</text:p>
          </table:table-cell>
          <table:table-cell office:value-type="string">
            <text:p>10:30-12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rtedì 2</text:p>
          </table:table-cell>
          <table:table-cell office:value-type="string">
            <text:p>12:00-13: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rtedì 2</text:p>
          </table:table-cell>
          <table:table-cell office:value-type="string">
            <text:p>14:30-16:0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Martedì 2</text:p>
          </table:table-cell>
          <table:table-cell office:value-type="string">
            <text:p>16:00-17:3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Martedì 2</text:p>
          </table:table-cell>
          <table:table-cell office:value-type="string">
            <text:p>17:30-19:00</text:p>
          </table:table-cell>
          <table:table-cell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office:value-type="string">
            <text:p>Mercoledì 3</text:p>
          </table:table-cell>
          <table:table-cell office:value-type="string">
            <text:p>8:30-10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ercoledì 3</text:p>
          </table:table-cell>
          <table:table-cell office:value-type="string">
            <text:p>10:30-12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ercoledì 3</text:p>
          </table:table-cell>
          <table:table-cell office:value-type="string">
            <text:p>12:00-13: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ercoledì 3</text:p>
          </table:table-cell>
          <table:table-cell office:value-type="string">
            <text:p>14:30-16:0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Mercoledì 3</text:p>
          </table:table-cell>
          <table:table-cell office:value-type="string">
            <text:p>16:00-17:3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Mercoledì 3</text:p>
          </table:table-cell>
          <table:table-cell office:value-type="string">
            <text:p>17:30-19:00</text:p>
          </table:table-cell>
          <table:table-cell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office:value-type="string">
            <text:p>Giovedì 4</text:p>
          </table:table-cell>
          <table:table-cell office:value-type="string">
            <text:p>8:30-10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iovedì 4</text:p>
          </table:table-cell>
          <table:table-cell office:value-type="string">
            <text:p>10:30-12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iovedì 4</text:p>
          </table:table-cell>
          <table:table-cell office:value-type="string">
            <text:p>12:00-13: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iovedì 4</text:p>
          </table:table-cell>
          <table:table-cell office:value-type="string">
            <text:p>14:30-16:0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Giovedì 4</text:p>
          </table:table-cell>
          <table:table-cell office:value-type="string">
            <text:p>16:00-17:3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Giovedì 4</text:p>
          </table:table-cell>
          <table:table-cell office:value-type="string">
            <text:p>17:30-19:00</text:p>
          </table:table-cell>
          <table:table-cell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office:value-type="string">
            <text:p>Venerdì 5</text:p>
          </table:table-cell>
          <table:table-cell office:value-type="string">
            <text:p>8:30-10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enerdì 5</text:p>
          </table:table-cell>
          <table:table-cell office:value-type="string">
            <text:p>10:30-12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enerdì 5</text:p>
          </table:table-cell>
          <table:table-cell office:value-type="string">
            <text:p>12:00-13: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enerdì 5</text:p>
          </table:table-cell>
          <table:table-cell office:value-type="string">
            <text:p>14:30-16:0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Venerdì 5</text:p>
          </table:table-cell>
          <table:table-cell office:value-type="string">
            <text:p>16:00-17:3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Venerdì 5</text:p>
          </table:table-cell>
          <table:table-cell office:value-type="string">
            <text:p>17:30-19:00</text:p>
          </table:table-cell>
          <table:table-cell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office:value-type="string">
            <text:p>Sabato 6</text:p>
          </table:table-cell>
          <table:table-cell office:value-type="string">
            <text:p>8:30-10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abato 6</text:p>
          </table:table-cell>
          <table:table-cell office:value-type="string">
            <text:p>10:30-12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abato 6</text:p>
          </table:table-cell>
          <table:table-cell office:value-type="string">
            <text:p>12:00-13: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abato 6</text:p>
          </table:table-cell>
          <table:table-cell office:value-type="string">
            <text:p>14:30-16:0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Sabato 6</text:p>
          </table:table-cell>
          <table:table-cell office:value-type="string">
            <text:p>16:00-17:3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Sabato 6</text:p>
          </table:table-cell>
          <table:table-cell office:value-type="string">
            <text:p>17:30-19:00</text:p>
          </table:table-cell>
          <table:table-cell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office:value-type="string">
            <text:p>Domenica 7</text:p>
          </table:table-cell>
          <table:table-cell office:value-type="string">
            <text:p>8:30-10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omenica 7</text:p>
          </table:table-cell>
          <table:table-cell office:value-type="string">
            <text:p>10:30-12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omenica 7</text:p>
          </table:table-cell>
          <table:table-cell office:value-type="string">
            <text:p>12:00-13: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omenica 7</text:p>
          </table:table-cell>
          <table:table-cell office:value-type="string">
            <text:p>14:30-16:0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Domenica 7</text:p>
          </table:table-cell>
          <table:table-cell office:value-type="string">
            <text:p>16:00-17:3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Domenica 7</text:p>
          </table:table-cell>
          <table:table-cell office:value-type="string">
            <text:p>17:30-19:00</text:p>
          </table:table-cell>
          <table:table-cell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office:value-type="string">
            <text:p>Lunedì 8</text:p>
          </table:table-cell>
          <table:table-cell office:value-type="string">
            <text:p>8:30-10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unedì 8</text:p>
          </table:table-cell>
          <table:table-cell office:value-type="string">
            <text:p>10:30-12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unedì 8</text:p>
          </table:table-cell>
          <table:table-cell office:value-type="string">
            <text:p>12:00-13: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unedì 8</text:p>
          </table:table-cell>
          <table:table-cell office:value-type="string">
            <text:p>14:30-16:0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Lunedì 8</text:p>
          </table:table-cell>
          <table:table-cell office:value-type="string">
            <text:p>16:00-17:3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Lunedì 8</text:p>
          </table:table-cell>
          <table:table-cell office:value-type="string">
            <text:p>17:30-19:00</text:p>
          </table:table-cell>
          <table:table-cell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office:value-type="string">
            <text:p>Martedì 9</text:p>
          </table:table-cell>
          <table:table-cell office:value-type="string">
            <text:p>8:30-10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rtedì 9</text:p>
          </table:table-cell>
          <table:table-cell office:value-type="string">
            <text:p>10:30-12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rtedì 9</text:p>
          </table:table-cell>
          <table:table-cell office:value-type="string">
            <text:p>12:00-13: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rtedì 9</text:p>
          </table:table-cell>
          <table:table-cell office:value-type="string">
            <text:p>14:30-16:0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Martedì 9</text:p>
          </table:table-cell>
          <table:table-cell office:value-type="string">
            <text:p>16:00-17:3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Martedì 9</text:p>
          </table:table-cell>
          <table:table-cell office:value-type="string">
            <text:p>17:30-19:00</text:p>
          </table:table-cell>
          <table:table-cell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office:value-type="string">
            <text:p>Mercoledì 10</text:p>
          </table:table-cell>
          <table:table-cell office:value-type="string">
            <text:p>8:30-10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ercoledì 10</text:p>
          </table:table-cell>
          <table:table-cell office:value-type="string">
            <text:p>10:30-12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ercoledì 10</text:p>
          </table:table-cell>
          <table:table-cell office:value-type="string">
            <text:p>12:00-13: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ercoledì 10</text:p>
          </table:table-cell>
          <table:table-cell office:value-type="string">
            <text:p>14:30-16:0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Mercoledì 10</text:p>
          </table:table-cell>
          <table:table-cell office:value-type="string">
            <text:p>16:00-17:3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Mercoledì 10</text:p>
          </table:table-cell>
          <table:table-cell office:value-type="string">
            <text:p>17:30-19:00</text:p>
          </table:table-cell>
          <table:table-cell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office:value-type="string">
            <text:p>Giovedì 11</text:p>
          </table:table-cell>
          <table:table-cell office:value-type="string">
            <text:p>8:30-10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iovedì 11</text:p>
          </table:table-cell>
          <table:table-cell office:value-type="string">
            <text:p>10:30-12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iovedì 11</text:p>
          </table:table-cell>
          <table:table-cell office:value-type="string">
            <text:p>12:00-13: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iovedì 11</text:p>
          </table:table-cell>
          <table:table-cell office:value-type="string">
            <text:p>14:30-16:0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Giovedì 11</text:p>
          </table:table-cell>
          <table:table-cell office:value-type="string">
            <text:p>16:00-17:3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Giovedì 11</text:p>
          </table:table-cell>
          <table:table-cell office:value-type="string">
            <text:p>17:30-19:00</text:p>
          </table:table-cell>
          <table:table-cell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office:value-type="string">
            <text:p>Venerdì 12</text:p>
          </table:table-cell>
          <table:table-cell office:value-type="string">
            <text:p>8:30-10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enerdì 12</text:p>
          </table:table-cell>
          <table:table-cell office:value-type="string">
            <text:p>10:30-12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enerdì 12</text:p>
          </table:table-cell>
          <table:table-cell office:value-type="string">
            <text:p>12:00-13: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enerdì 12</text:p>
          </table:table-cell>
          <table:table-cell office:value-type="string">
            <text:p>14:30-16:0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Venerdì 12</text:p>
          </table:table-cell>
          <table:table-cell office:value-type="string">
            <text:p>16:00-17:3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Venerdì 12</text:p>
          </table:table-cell>
          <table:table-cell office:value-type="string">
            <text:p>17:30-19:00</text:p>
          </table:table-cell>
          <table:table-cell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office:value-type="string">
            <text:p>Sabato 13</text:p>
          </table:table-cell>
          <table:table-cell office:value-type="string">
            <text:p>8:30-10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abato 13</text:p>
          </table:table-cell>
          <table:table-cell office:value-type="string">
            <text:p>10:30-12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abato 13</text:p>
          </table:table-cell>
          <table:table-cell office:value-type="string">
            <text:p>12:00-13: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abato 13</text:p>
          </table:table-cell>
          <table:table-cell office:value-type="string">
            <text:p>14:30-16:0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Sabato 13</text:p>
          </table:table-cell>
          <table:table-cell office:value-type="string">
            <text:p>16:00-17:3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Sabato 13</text:p>
          </table:table-cell>
          <table:table-cell office:value-type="string">
            <text:p>17:30-19:00</text:p>
          </table:table-cell>
          <table:table-cell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office:value-type="string">
            <text:p>Domenica 14</text:p>
          </table:table-cell>
          <table:table-cell office:value-type="string">
            <text:p>8:30-10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omenica 14</text:p>
          </table:table-cell>
          <table:table-cell office:value-type="string">
            <text:p>10:30-12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omenica 14</text:p>
          </table:table-cell>
          <table:table-cell office:value-type="string">
            <text:p>12:00-13: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omenica 14</text:p>
          </table:table-cell>
          <table:table-cell office:value-type="string">
            <text:p>14:30-16:0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Domenica 14</text:p>
          </table:table-cell>
          <table:table-cell office:value-type="string">
            <text:p>16:00-17:3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Domenica 14</text:p>
          </table:table-cell>
          <table:table-cell office:value-type="string">
            <text:p>17:30-19:00</text:p>
          </table:table-cell>
          <table:table-cell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office:value-type="string">
            <text:p>Lunedì 15</text:p>
          </table:table-cell>
          <table:table-cell office:value-type="string">
            <text:p>8:30-10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unedì 15</text:p>
          </table:table-cell>
          <table:table-cell office:value-type="string">
            <text:p>10:30-12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unedì 15</text:p>
          </table:table-cell>
          <table:table-cell office:value-type="string">
            <text:p>12:00-13: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unedì 15</text:p>
          </table:table-cell>
          <table:table-cell office:value-type="string">
            <text:p>14:30-16:0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Lunedì 15</text:p>
          </table:table-cell>
          <table:table-cell office:value-type="string">
            <text:p>16:00-17:3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Lunedì 15</text:p>
          </table:table-cell>
          <table:table-cell office:value-type="string">
            <text:p>17:30-19:00</text:p>
          </table:table-cell>
          <table:table-cell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office:value-type="string">
            <text:p>Martedì 16</text:p>
          </table:table-cell>
          <table:table-cell office:value-type="string">
            <text:p>8:30-10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rtedì 16</text:p>
          </table:table-cell>
          <table:table-cell office:value-type="string">
            <text:p>10:30-12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rtedì 16</text:p>
          </table:table-cell>
          <table:table-cell office:value-type="string">
            <text:p>12:00-13: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rtedì 16</text:p>
          </table:table-cell>
          <table:table-cell office:value-type="string">
            <text:p>14:30-16:0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Martedì 16</text:p>
          </table:table-cell>
          <table:table-cell office:value-type="string">
            <text:p>16:00-17:3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Martedì 16</text:p>
          </table:table-cell>
          <table:table-cell office:value-type="string">
            <text:p>17:30-19:00</text:p>
          </table:table-cell>
          <table:table-cell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office:value-type="string">
            <text:p>Mercoledì 17</text:p>
          </table:table-cell>
          <table:table-cell office:value-type="string">
            <text:p>8:30-10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ercoledì 17</text:p>
          </table:table-cell>
          <table:table-cell office:value-type="string">
            <text:p>10:30-12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ercoledì 17</text:p>
          </table:table-cell>
          <table:table-cell office:value-type="string">
            <text:p>12:00-13: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ercoledì 17</text:p>
          </table:table-cell>
          <table:table-cell office:value-type="string">
            <text:p>14:30-16:0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Mercoledì 17</text:p>
          </table:table-cell>
          <table:table-cell office:value-type="string">
            <text:p>16:00-17:3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Mercoledì 17</text:p>
          </table:table-cell>
          <table:table-cell office:value-type="string">
            <text:p>17:30-19:00</text:p>
          </table:table-cell>
          <table:table-cell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office:value-type="string">
            <text:p>Giovedì 18</text:p>
          </table:table-cell>
          <table:table-cell office:value-type="string">
            <text:p>8:30-10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iovedì 18</text:p>
          </table:table-cell>
          <table:table-cell office:value-type="string">
            <text:p>10:30-12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iovedì 18</text:p>
          </table:table-cell>
          <table:table-cell office:value-type="string">
            <text:p>12:00-13: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iovedì 18</text:p>
          </table:table-cell>
          <table:table-cell office:value-type="string">
            <text:p>14:30-16:0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Giovedì 18</text:p>
          </table:table-cell>
          <table:table-cell office:value-type="string">
            <text:p>16:00-17:3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Giovedì 18</text:p>
          </table:table-cell>
          <table:table-cell office:value-type="string">
            <text:p>17:30-19:00</text:p>
          </table:table-cell>
          <table:table-cell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office:value-type="string">
            <text:p>Venerdì 19</text:p>
          </table:table-cell>
          <table:table-cell office:value-type="string">
            <text:p>8:30-10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enerdì 19</text:p>
          </table:table-cell>
          <table:table-cell office:value-type="string">
            <text:p>10:30-12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enerdì 19</text:p>
          </table:table-cell>
          <table:table-cell office:value-type="string">
            <text:p>12:00-13: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enerdì 19</text:p>
          </table:table-cell>
          <table:table-cell office:value-type="string">
            <text:p>14:30-16:0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Venerdì 19</text:p>
          </table:table-cell>
          <table:table-cell office:value-type="string">
            <text:p>16:00-17:3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Venerdì 19</text:p>
          </table:table-cell>
          <table:table-cell office:value-type="string">
            <text:p>17:30-19:00</text:p>
          </table:table-cell>
          <table:table-cell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office:value-type="string">
            <text:p>Sabato 20</text:p>
          </table:table-cell>
          <table:table-cell office:value-type="string">
            <text:p>8:30-10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abato 20</text:p>
          </table:table-cell>
          <table:table-cell office:value-type="string">
            <text:p>10:30-12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abato 20</text:p>
          </table:table-cell>
          <table:table-cell office:value-type="string">
            <text:p>12:00-13: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abato 20</text:p>
          </table:table-cell>
          <table:table-cell office:value-type="string">
            <text:p>14:30-16:0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Sabato 20</text:p>
          </table:table-cell>
          <table:table-cell office:value-type="string">
            <text:p>16:00-17:3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Sabato 20</text:p>
          </table:table-cell>
          <table:table-cell office:value-type="string">
            <text:p>17:30-19:00</text:p>
          </table:table-cell>
          <table:table-cell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office:value-type="string">
            <text:p>Domenica 21</text:p>
          </table:table-cell>
          <table:table-cell office:value-type="string">
            <text:p>8:30-10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omenica 21</text:p>
          </table:table-cell>
          <table:table-cell office:value-type="string">
            <text:p>10:30-12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omenica 21</text:p>
          </table:table-cell>
          <table:table-cell office:value-type="string">
            <text:p>12:00-13: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omenica 21</text:p>
          </table:table-cell>
          <table:table-cell office:value-type="string">
            <text:p>14:30-16:0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Domenica 21</text:p>
          </table:table-cell>
          <table:table-cell office:value-type="string">
            <text:p>16:00-17:3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Domenica 21</text:p>
          </table:table-cell>
          <table:table-cell office:value-type="string">
            <text:p>17:30-19:00</text:p>
          </table:table-cell>
          <table:table-cell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office:value-type="string">
            <text:p>Lunedì 22</text:p>
          </table:table-cell>
          <table:table-cell office:value-type="string">
            <text:p>8:30-10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unedì 22</text:p>
          </table:table-cell>
          <table:table-cell office:value-type="string">
            <text:p>10:30-12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unedì 22</text:p>
          </table:table-cell>
          <table:table-cell office:value-type="string">
            <text:p>12:00-13: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unedì 22</text:p>
          </table:table-cell>
          <table:table-cell office:value-type="string">
            <text:p>14:30-16:0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Lunedì 22</text:p>
          </table:table-cell>
          <table:table-cell office:value-type="string">
            <text:p>16:00-17:3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Lunedì 22</text:p>
          </table:table-cell>
          <table:table-cell office:value-type="string">
            <text:p>17:30-19:00</text:p>
          </table:table-cell>
          <table:table-cell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office:value-type="string">
            <text:p>Martedì 23</text:p>
          </table:table-cell>
          <table:table-cell office:value-type="string">
            <text:p>8:30-10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rtedì 23</text:p>
          </table:table-cell>
          <table:table-cell office:value-type="string">
            <text:p>10:30-12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rtedì 23</text:p>
          </table:table-cell>
          <table:table-cell office:value-type="string">
            <text:p>12:00-13: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rtedì 23</text:p>
          </table:table-cell>
          <table:table-cell office:value-type="string">
            <text:p>14:30-16:0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Martedì 23</text:p>
          </table:table-cell>
          <table:table-cell office:value-type="string">
            <text:p>16:00-17:3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Martedì 23</text:p>
          </table:table-cell>
          <table:table-cell office:value-type="string">
            <text:p>17:30-19:00</text:p>
          </table:table-cell>
          <table:table-cell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office:value-type="string">
            <text:p>Mercoledì 24</text:p>
          </table:table-cell>
          <table:table-cell office:value-type="string">
            <text:p>8:30-10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ercoledì 24</text:p>
          </table:table-cell>
          <table:table-cell office:value-type="string">
            <text:p>10:30-12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ercoledì 24</text:p>
          </table:table-cell>
          <table:table-cell office:value-type="string">
            <text:p>12:00-13: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ercoledì 24</text:p>
          </table:table-cell>
          <table:table-cell office:value-type="string">
            <text:p>14:30-16:0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Mercoledì 24</text:p>
          </table:table-cell>
          <table:table-cell office:value-type="string">
            <text:p>16:00-17:3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Mercoledì 24</text:p>
          </table:table-cell>
          <table:table-cell office:value-type="string">
            <text:p>17:30-19:00</text:p>
          </table:table-cell>
          <table:table-cell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office:value-type="string">
            <text:p>Giovedì 25</text:p>
          </table:table-cell>
          <table:table-cell office:value-type="string">
            <text:p>8:30-10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iovedì 25</text:p>
          </table:table-cell>
          <table:table-cell office:value-type="string">
            <text:p>10:30-12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iovedì 25</text:p>
          </table:table-cell>
          <table:table-cell office:value-type="string">
            <text:p>12:00-13: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iovedì 25</text:p>
          </table:table-cell>
          <table:table-cell office:value-type="string">
            <text:p>14:30-16:0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Giovedì 25</text:p>
          </table:table-cell>
          <table:table-cell office:value-type="string">
            <text:p>16:00-17:3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Giovedì 25</text:p>
          </table:table-cell>
          <table:table-cell office:value-type="string">
            <text:p>17:30-19:00</text:p>
          </table:table-cell>
          <table:table-cell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office:value-type="string">
            <text:p>Venerdì 26</text:p>
          </table:table-cell>
          <table:table-cell office:value-type="string">
            <text:p>8:30-10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enerdì 26</text:p>
          </table:table-cell>
          <table:table-cell office:value-type="string">
            <text:p>10:30-12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enerdì 26</text:p>
          </table:table-cell>
          <table:table-cell office:value-type="string">
            <text:p>12:00-13: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enerdì 26</text:p>
          </table:table-cell>
          <table:table-cell office:value-type="string">
            <text:p>14:30-16:0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Venerdì 26</text:p>
          </table:table-cell>
          <table:table-cell office:value-type="string">
            <text:p>16:00-17:3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Venerdì 26</text:p>
          </table:table-cell>
          <table:table-cell office:value-type="string">
            <text:p>17:30-19:00</text:p>
          </table:table-cell>
          <table:table-cell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office:value-type="string">
            <text:p>Sabato 27</text:p>
          </table:table-cell>
          <table:table-cell office:value-type="string">
            <text:p>8:30-10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abato 27</text:p>
          </table:table-cell>
          <table:table-cell office:value-type="string">
            <text:p>10:30-12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abato 27</text:p>
          </table:table-cell>
          <table:table-cell office:value-type="string">
            <text:p>12:00-13: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abato 27</text:p>
          </table:table-cell>
          <table:table-cell office:value-type="string">
            <text:p>14:30-16:0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Sabato 27</text:p>
          </table:table-cell>
          <table:table-cell office:value-type="string">
            <text:p>16:00-17:3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Sabato 27</text:p>
          </table:table-cell>
          <table:table-cell office:value-type="string">
            <text:p>17:30-19:00</text:p>
          </table:table-cell>
          <table:table-cell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office:value-type="string">
            <text:p>Domenica 28</text:p>
          </table:table-cell>
          <table:table-cell office:value-type="string">
            <text:p>8:30-10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omenica 28</text:p>
          </table:table-cell>
          <table:table-cell office:value-type="string">
            <text:p>10:30-12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omenica 28</text:p>
          </table:table-cell>
          <table:table-cell office:value-type="string">
            <text:p>12:00-13: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omenica 28</text:p>
          </table:table-cell>
          <table:table-cell office:value-type="string">
            <text:p>14:30-16:0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Domenica 28</text:p>
          </table:table-cell>
          <table:table-cell office:value-type="string">
            <text:p>16:00-17:3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Domenica 28</text:p>
          </table:table-cell>
          <table:table-cell office:value-type="string">
            <text:p>17:30-19:00</text:p>
          </table:table-cell>
          <table:table-cell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office:value-type="string">
            <text:p>Lunedì 29</text:p>
          </table:table-cell>
          <table:table-cell office:value-type="string">
            <text:p>8:30-10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unedì 29</text:p>
          </table:table-cell>
          <table:table-cell office:value-type="string">
            <text:p>10:30-12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unedì 29</text:p>
          </table:table-cell>
          <table:table-cell office:value-type="string">
            <text:p>12:00-13: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unedì 29</text:p>
          </table:table-cell>
          <table:table-cell office:value-type="string">
            <text:p>14:30-16:0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Lunedì 29</text:p>
          </table:table-cell>
          <table:table-cell office:value-type="string">
            <text:p>16:00-17:3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Lunedì 29</text:p>
          </table:table-cell>
          <table:table-cell office:value-type="string">
            <text:p>17:30-19:00</text:p>
          </table:table-cell>
          <table:table-cell table:number-columns-repeated="4"/>
        </table:table-row>
        <table:table-row table:style-name="ro1">
          <table:table-cell/>
          <table:table-cell table:style-name="ce13"/>
          <table:table-cell table:style-name="ce19"/>
          <table:table-cell table:style-name="ce24" table:number-columns-repeated="4"/>
        </table:table-row>
        <table:table-row table:style-name="ro1">
          <table:table-cell/>
          <table:table-cell table:style-name="ce13"/>
          <table:table-cell table:style-name="ce20"/>
          <table:table-cell table:style-name="ce24" table:number-columns-repeated="4"/>
        </table:table-row>
        <table:table-row table:style-name="ro1">
          <table:table-cell/>
          <table:table-cell office:value-type="string">
            <text:p>Martedì 30</text:p>
          </table:table-cell>
          <table:table-cell table:style-name="ce32" office:value-type="string">
            <text:p>8:30-10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rtedì 30</text:p>
          </table:table-cell>
          <table:table-cell table:style-name="ce32" office:value-type="string">
            <text:p>10:30-12: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rtedì 30</text:p>
          </table:table-cell>
          <table:table-cell table:style-name="ce32" office:value-type="string">
            <text:p>12:00-13: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rtedì 30</text:p>
          </table:table-cell>
          <table:table-cell table:style-name="ce32" office:value-type="string">
            <text:p>14:30-16:0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Martedì 30</text:p>
          </table:table-cell>
          <table:table-cell table:style-name="ce32" office:value-type="string">
            <text:p>16:00-17:30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Martedì 30</text:p>
          </table:table-cell>
          <table:table-cell table:style-name="ce32" office:value-type="string">
            <text:p>17:30-19:00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33" office:value-type="string">
            <text:p>Mercoledì 31</text:p>
          </table:table-cell>
          <table:table-cell table:style-name="ce32" office:value-type="string">
            <text:p>8:30-10:00</text:p>
          </table:table-cell>
          <table:table-cell table:style-name="ce33" table:number-columns-repeated="4"/>
        </table:table-row>
        <table:table-row table:style-name="ro1">
          <table:table-cell/>
          <table:table-cell table:style-name="ce33" office:value-type="string">
            <text:p>Mercoledì 31</text:p>
          </table:table-cell>
          <table:table-cell table:style-name="ce32" office:value-type="string">
            <text:p>10:30-12:00</text:p>
          </table:table-cell>
          <table:table-cell table:style-name="ce33" table:number-columns-repeated="4"/>
        </table:table-row>
        <table:table-row table:style-name="ro1">
          <table:table-cell/>
          <table:table-cell table:style-name="ce33" office:value-type="string">
            <text:p>Mercoledì 31</text:p>
          </table:table-cell>
          <table:table-cell table:style-name="ce32" office:value-type="string">
            <text:p>12:00-13:30</text:p>
          </table:table-cell>
          <table:table-cell table:style-name="ce33" table:number-columns-repeated="4"/>
        </table:table-row>
        <table:table-row table:style-name="ro1">
          <table:table-cell/>
          <table:table-cell table:style-name="ce33" office:value-type="string">
            <text:p>Mercoledì 31</text:p>
          </table:table-cell>
          <table:table-cell table:style-name="ce32" office:value-type="string">
            <text:p>14:30-16:00</text:p>
          </table:table-cell>
          <table:table-cell table:style-name="ce33" table:number-columns-repeated="4"/>
        </table:table-row>
        <table:table-row table:style-name="ro1">
          <table:table-cell/>
          <table:table-cell table:style-name="ce33" office:value-type="string">
            <text:p>Mercoledì 31</text:p>
          </table:table-cell>
          <table:table-cell table:style-name="ce32" office:value-type="string">
            <text:p>16:00-17:30</text:p>
          </table:table-cell>
          <table:table-cell table:style-name="ce33" table:number-columns-repeated="4"/>
        </table:table-row>
        <table:table-row table:style-name="ro1">
          <table:table-cell/>
          <table:table-cell table:style-name="ce33" office:value-type="string">
            <text:p>Mercoledì 31</text:p>
          </table:table-cell>
          <table:table-cell table:style-name="ce32" office:value-type="string">
            <text:p>17:30-19:00</text:p>
          </table:table-cell>
          <table:table-cell table:style-name="ce33"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3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17">17/11/2024</text:date>, <text:time>12.00.4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1-14T22:51:21.512000000</meta:creation-date>
    <meta:editing-cycles>24</meta:editing-cycles>
    <meta:editing-duration>PT8H46M54S</meta:editing-duration>
    <dc:date>2024-11-17T12:00:40.53</dc:date>
    <meta:generator>OpenOffice/4.1.7$Win32 OpenOffice.org_project/417m1$Build-9800</meta:generator>
    <meta:document-statistic meta:table-count="13" meta:cell-count="4701" meta:object-count="0"/>
  </office:meta>
</office:document-meta>
</file>